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0e87" officeooo:paragraph-rsid="000c0e8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0e87" officeooo:paragraph-rsid="000c0e87" style:font-weight-asian="bold" style:font-weight-complex="bold"/>
    </style:style>
    <style:style style:name="P3" style:family="paragraph" style:parent-style-name="Standard">
      <style:text-properties fo:font-weight="bold" officeooo:rsid="000dca80" officeooo:paragraph-rsid="000dca80" style:font-weight-asian="bold" style:font-weight-complex="bold"/>
    </style:style>
    <style:style style:name="P4" style:family="paragraph" style:parent-style-name="Standard">
      <style:text-properties fo:font-weight="bold" officeooo:rsid="000e1c7b" officeooo:paragraph-rsid="000e1c7b" style:font-weight-asian="bold" style:font-weight-complex="bold"/>
    </style:style>
    <style:style style:name="P5" style:family="paragraph" style:parent-style-name="Standard">
      <style:text-properties fo:font-weight="bold" officeooo:rsid="000e2f57" officeooo:paragraph-rsid="000e2f57" style:font-weight-asian="bold" style:font-weight-complex="bold"/>
    </style:style>
    <style:style style:name="P6" style:family="paragraph" style:parent-style-name="Standard">
      <style:text-properties fo:font-weight="bold" officeooo:rsid="001117bf" officeooo:paragraph-rsid="001117bf" style:font-weight-asian="bold" style:font-weight-complex="bold"/>
    </style:style>
    <style:style style:name="P7" style:family="paragraph" style:parent-style-name="Standard">
      <style:text-properties fo:font-weight="bold" officeooo:rsid="0012ceaf" officeooo:paragraph-rsid="0012ceaf" style:font-weight-asian="bold" style:font-weight-complex="bold"/>
    </style:style>
    <style:style style:name="P8" style:family="paragraph" style:parent-style-name="Standard">
      <style:text-properties fo:font-weight="bold" officeooo:rsid="00147c04" officeooo:paragraph-rsid="00147c04" style:font-weight-asian="bold" style:font-weight-complex="bold"/>
    </style:style>
    <style:style style:name="P9" style:family="paragraph" style:parent-style-name="Standard">
      <style:text-properties fo:font-weight="bold" officeooo:rsid="001622d4" officeooo:paragraph-rsid="001622d4" style:font-weight-asian="bold" style:font-weight-complex="bold"/>
    </style:style>
    <style:style style:name="P10" style:family="paragraph" style:parent-style-name="Standard">
      <style:text-properties fo:font-weight="bold" officeooo:rsid="00179f1e" officeooo:paragraph-rsid="00179f1e" style:font-weight-asian="bold" style:font-weight-complex="bold"/>
    </style:style>
    <style:style style:name="P11" style:family="paragraph" style:parent-style-name="Standard">
      <style:text-properties fo:font-weight="bold" officeooo:rsid="001994d1" officeooo:paragraph-rsid="001994d1" style:font-weight-asian="bold" style:font-weight-complex="bold"/>
    </style:style>
    <style:style style:name="P12" style:family="paragraph" style:parent-style-name="Standard">
      <style:text-properties fo:font-weight="bold" officeooo:rsid="0019b346" officeooo:paragraph-rsid="0019b346" style:font-weight-asian="bold" style:font-weight-complex="bold"/>
    </style:style>
    <style:style style:name="P13" style:family="paragraph" style:parent-style-name="Standard">
      <style:text-properties fo:font-weight="bold" officeooo:rsid="001af3df" officeooo:paragraph-rsid="001af3df" style:font-weight-asian="bold" style:font-weight-complex="bold"/>
    </style:style>
    <style:style style:name="P14" style:family="paragraph" style:parent-style-name="Standard">
      <style:text-properties fo:font-weight="bold" officeooo:rsid="001b46e3" officeooo:paragraph-rsid="001b46e3" style:font-weight-asian="bold" style:font-weight-complex="bold"/>
    </style:style>
    <style:style style:name="P15" style:family="paragraph" style:parent-style-name="Standard">
      <style:text-properties fo:font-weight="bold" officeooo:rsid="00260cf5" officeooo:paragraph-rsid="001f1567" style:font-weight-asian="bold" style:font-weight-complex="bold"/>
    </style:style>
    <style:style style:name="P16" style:family="paragraph" style:parent-style-name="Standard">
      <style:text-properties fo:font-weight="bold" officeooo:rsid="002736e1" officeooo:paragraph-rsid="001f1567" style:font-weight-asian="bold" style:font-weight-complex="bold"/>
    </style:style>
    <style:style style:name="P17" style:family="paragraph" style:parent-style-name="Standard">
      <style:text-properties fo:font-weight="bold" officeooo:rsid="002e0792" officeooo:paragraph-rsid="001f1567" style:font-weight-asian="bold" style:font-weight-complex="bold"/>
    </style:style>
    <style:style style:name="P18" style:family="paragraph" style:parent-style-name="Standard">
      <style:text-properties fo:font-weight="bold" officeooo:rsid="00449b60" officeooo:paragraph-rsid="001f1567" style:font-weight-asian="bold" style:font-weight-complex="bold"/>
    </style:style>
    <style:style style:name="P19" style:family="paragraph" style:parent-style-name="Standard">
      <style:text-properties fo:font-weight="bold" officeooo:rsid="00220db9" officeooo:paragraph-rsid="00220db9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1689c1" officeooo:paragraph-rsid="001622d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fcf07" officeooo:paragraph-rsid="001f1567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0c0e87" officeooo:paragraph-rsid="000c0e87" style:font-weight-asian="bold" style:font-weight-complex="bold"/>
    </style:style>
    <style:style style:name="P23" style:family="paragraph" style:parent-style-name="Standard">
      <style:text-properties officeooo:rsid="000dca80" officeooo:paragraph-rsid="000dca80"/>
    </style:style>
    <style:style style:name="P24" style:family="paragraph" style:parent-style-name="Standard">
      <style:text-properties officeooo:rsid="000e1c7b" officeooo:paragraph-rsid="000e1c7b"/>
    </style:style>
    <style:style style:name="P25" style:family="paragraph" style:parent-style-name="Standard">
      <style:text-properties officeooo:rsid="000e2f57" officeooo:paragraph-rsid="000e2f57"/>
    </style:style>
    <style:style style:name="P26" style:family="paragraph" style:parent-style-name="Standard">
      <style:text-properties officeooo:rsid="001117bf" officeooo:paragraph-rsid="001117bf"/>
    </style:style>
    <style:style style:name="P27" style:family="paragraph" style:parent-style-name="Standard">
      <style:text-properties officeooo:rsid="001117bf" officeooo:paragraph-rsid="0012ceaf"/>
    </style:style>
    <style:style style:name="P28" style:family="paragraph" style:parent-style-name="Standard">
      <style:text-properties officeooo:rsid="0012ceaf" officeooo:paragraph-rsid="0012ceaf"/>
    </style:style>
    <style:style style:name="P29" style:family="paragraph" style:parent-style-name="Standard">
      <style:text-properties officeooo:rsid="00147c04" officeooo:paragraph-rsid="00147c04"/>
    </style:style>
    <style:style style:name="P30" style:family="paragraph" style:parent-style-name="Standard">
      <style:text-properties officeooo:rsid="001622d4" officeooo:paragraph-rsid="001622d4"/>
    </style:style>
    <style:style style:name="P31" style:family="paragraph" style:parent-style-name="Standard">
      <style:text-properties officeooo:rsid="001689c1" officeooo:paragraph-rsid="001622d4"/>
    </style:style>
    <style:style style:name="P32" style:family="paragraph" style:parent-style-name="Standard">
      <style:text-properties fo:language="pt" fo:country="PT" officeooo:rsid="001a5fbf" officeooo:paragraph-rsid="001622d4"/>
    </style:style>
    <style:style style:name="P33" style:family="paragraph" style:parent-style-name="Standard">
      <style:text-properties fo:language="pt" fo:country="PT" officeooo:paragraph-rsid="001622d4"/>
    </style:style>
    <style:style style:name="P34" style:family="paragraph" style:parent-style-name="Standard">
      <style:text-properties officeooo:rsid="001a5fbf" officeooo:paragraph-rsid="001622d4"/>
    </style:style>
    <style:style style:name="P35" style:family="paragraph" style:parent-style-name="Standard">
      <style:text-properties officeooo:rsid="001c7453" officeooo:paragraph-rsid="001622d4"/>
    </style:style>
    <style:style style:name="P36" style:family="paragraph" style:parent-style-name="Standard">
      <style:text-properties officeooo:rsid="001ec7de" officeooo:paragraph-rsid="001622d4"/>
    </style:style>
    <style:style style:name="P37" style:family="paragraph" style:parent-style-name="Standard">
      <style:text-properties officeooo:paragraph-rsid="001622d4"/>
    </style:style>
    <style:style style:name="P38" style:family="paragraph" style:parent-style-name="Standard">
      <style:text-properties officeooo:rsid="00179f1e" officeooo:paragraph-rsid="00179f1e"/>
    </style:style>
    <style:style style:name="P39" style:family="paragraph" style:parent-style-name="Standard">
      <style:text-properties officeooo:rsid="0018d88a" officeooo:paragraph-rsid="0018d88a"/>
    </style:style>
    <style:style style:name="P40" style:family="paragraph" style:parent-style-name="Standard">
      <style:text-properties officeooo:rsid="001956d0" officeooo:paragraph-rsid="001956d0"/>
    </style:style>
    <style:style style:name="P41" style:family="paragraph" style:parent-style-name="Standard">
      <style:text-properties officeooo:rsid="001994d1" officeooo:paragraph-rsid="001994d1"/>
    </style:style>
    <style:style style:name="P42" style:family="paragraph" style:parent-style-name="Standard">
      <style:text-properties officeooo:rsid="0019b346" officeooo:paragraph-rsid="0019b346"/>
    </style:style>
    <style:style style:name="P43" style:family="paragraph" style:parent-style-name="Standard">
      <style:text-properties officeooo:rsid="001af3df" officeooo:paragraph-rsid="001af3df"/>
    </style:style>
    <style:style style:name="P44" style:family="paragraph" style:parent-style-name="Standard">
      <style:text-properties officeooo:rsid="001b46e3" officeooo:paragraph-rsid="001b46e3"/>
    </style:style>
    <style:style style:name="P45" style:family="paragraph" style:parent-style-name="Standard">
      <style:text-properties officeooo:rsid="001d1857" officeooo:paragraph-rsid="001d1857"/>
    </style:style>
    <style:style style:name="P46" style:family="paragraph" style:parent-style-name="Standard">
      <style:text-properties officeooo:rsid="001df9c0" officeooo:paragraph-rsid="001df9c0"/>
    </style:style>
    <style:style style:name="P47" style:family="paragraph" style:parent-style-name="Standard">
      <style:text-properties officeooo:rsid="00512d16" officeooo:paragraph-rsid="001f1567"/>
    </style:style>
    <style:style style:name="P48" style:family="paragraph" style:parent-style-name="Standard">
      <style:text-properties officeooo:rsid="001fcf07" officeooo:paragraph-rsid="001f1567"/>
    </style:style>
    <style:style style:name="P49" style:family="paragraph" style:parent-style-name="Standard">
      <style:text-properties officeooo:rsid="002103c9" officeooo:paragraph-rsid="001f1567"/>
    </style:style>
    <style:style style:name="P50" style:family="paragraph" style:parent-style-name="Standard">
      <style:text-properties officeooo:rsid="00213f1a" officeooo:paragraph-rsid="001f1567"/>
    </style:style>
    <style:style style:name="P51" style:family="paragraph" style:parent-style-name="Standard">
      <style:text-properties officeooo:rsid="0021751f" officeooo:paragraph-rsid="001f1567"/>
    </style:style>
    <style:style style:name="P52" style:family="paragraph" style:parent-style-name="Standard">
      <style:text-properties officeooo:rsid="00260cf5" officeooo:paragraph-rsid="001f1567"/>
    </style:style>
    <style:style style:name="P53" style:family="paragraph" style:parent-style-name="Standard">
      <style:text-properties officeooo:rsid="002b604d" officeooo:paragraph-rsid="001f1567"/>
    </style:style>
    <style:style style:name="P54" style:family="paragraph" style:parent-style-name="Standard">
      <style:text-properties officeooo:rsid="002736e1" officeooo:paragraph-rsid="001f1567"/>
    </style:style>
    <style:style style:name="P55" style:family="paragraph" style:parent-style-name="Standard">
      <style:text-properties officeooo:rsid="002e0792" officeooo:paragraph-rsid="001f1567"/>
    </style:style>
    <style:style style:name="P56" style:family="paragraph" style:parent-style-name="Standard">
      <style:text-properties officeooo:rsid="002f567d" officeooo:paragraph-rsid="001f1567"/>
    </style:style>
    <style:style style:name="P57" style:family="paragraph" style:parent-style-name="Standard">
      <style:text-properties officeooo:rsid="00300b68" officeooo:paragraph-rsid="001f1567"/>
    </style:style>
    <style:style style:name="P58" style:family="paragraph" style:parent-style-name="Standard">
      <style:text-properties officeooo:rsid="003558d4" officeooo:paragraph-rsid="001f1567"/>
    </style:style>
    <style:style style:name="P59" style:family="paragraph" style:parent-style-name="Standard">
      <style:text-properties officeooo:rsid="003742a3" officeooo:paragraph-rsid="001f1567"/>
    </style:style>
    <style:style style:name="P60" style:family="paragraph" style:parent-style-name="Standard">
      <style:text-properties officeooo:rsid="003afb56" officeooo:paragraph-rsid="001f1567"/>
    </style:style>
    <style:style style:name="P61" style:family="paragraph" style:parent-style-name="Standard">
      <style:text-properties officeooo:rsid="00449b60" officeooo:paragraph-rsid="001f1567"/>
    </style:style>
    <style:style style:name="P62" style:family="paragraph" style:parent-style-name="Standard">
      <style:text-properties officeooo:rsid="004acbb5" officeooo:paragraph-rsid="001f1567"/>
    </style:style>
    <style:style style:name="P63" style:family="paragraph" style:parent-style-name="Standard">
      <style:text-properties officeooo:rsid="0037ccf3" officeooo:paragraph-rsid="001f1567"/>
    </style:style>
    <style:style style:name="P64" style:family="paragraph" style:parent-style-name="Standard">
      <style:text-properties officeooo:rsid="003c3784" officeooo:paragraph-rsid="001f1567"/>
    </style:style>
    <style:style style:name="P65" style:family="paragraph" style:parent-style-name="Standard">
      <style:text-properties officeooo:rsid="004651a5" officeooo:paragraph-rsid="001f1567"/>
    </style:style>
    <style:style style:name="P66" style:family="paragraph" style:parent-style-name="Standard">
      <style:text-properties officeooo:rsid="00220db9" officeooo:paragraph-rsid="00220db9"/>
    </style:style>
    <style:style style:name="P67" style:family="paragraph" style:parent-style-name="Standard">
      <style:text-properties officeooo:rsid="00232938" officeooo:paragraph-rsid="00232938"/>
    </style:style>
    <style:style style:name="P68" style:family="paragraph" style:parent-style-name="Standard">
      <style:text-properties officeooo:rsid="002416e9" officeooo:paragraph-rsid="002416e9"/>
    </style:style>
    <style:style style:name="P69" style:family="paragraph" style:parent-style-name="Standard">
      <style:text-properties officeooo:rsid="0024ea20" officeooo:paragraph-rsid="0024ea20"/>
    </style:style>
    <style:style style:name="P70" style:family="paragraph" style:parent-style-name="Standard">
      <style:paragraph-properties fo:break-before="page"/>
      <style:text-properties officeooo:rsid="000dca80" officeooo:paragraph-rsid="000dca80"/>
    </style:style>
    <style:style style:name="P71" style:family="paragraph" style:parent-style-name="Standard">
      <style:paragraph-properties fo:break-before="page"/>
      <style:text-properties officeooo:rsid="000e1c7b" officeooo:paragraph-rsid="000e1c7b"/>
    </style:style>
    <style:style style:name="P72" style:family="paragraph" style:parent-style-name="Standard">
      <style:paragraph-properties fo:break-before="page"/>
      <style:text-properties fo:font-weight="bold" officeooo:rsid="0018d88a" officeooo:paragraph-rsid="0018d88a" style:font-weight-asian="bold" style:font-weight-complex="bold"/>
    </style:style>
    <style:style style:name="P73" style:family="paragraph" style:parent-style-name="Standard">
      <style:paragraph-properties fo:break-before="page"/>
      <style:text-properties fo:font-weight="bold" officeooo:rsid="001956d0" officeooo:paragraph-rsid="001956d0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bold" officeooo:rsid="001df9c0" officeooo:paragraph-rsid="001df9c0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bold" officeooo:rsid="00232938" officeooo:paragraph-rsid="00232938" style:font-weight-asian="bold" style:font-weight-complex="bold"/>
    </style:style>
    <style:style style:name="P76" style:family="paragraph" style:parent-style-name="Preformatted_20_Text">
      <style:text-properties fo:language="pt" fo:country="PT" officeooo:rsid="001a5fbf" officeooo:paragraph-rsid="001622d4"/>
    </style:style>
    <style:style style:name="P77" style:family="paragraph" style:parent-style-name="Preformatted_20_Text">
      <style:text-properties fo:language="pt" fo:country="PT" officeooo:paragraph-rsid="001622d4"/>
    </style:style>
    <style:style style:name="P78" style:family="paragraph" style:parent-style-name="Preformatted_20_Text">
      <style:text-properties officeooo:paragraph-rsid="001622d4"/>
    </style:style>
    <style:style style:name="P79" style:family="paragraph" style:parent-style-name="Preformatted_20_Text">
      <style:text-properties officeooo:rsid="002b604d" officeooo:paragraph-rsid="001f1567"/>
    </style:style>
    <style:style style:name="P80" style:family="paragraph" style:parent-style-name="Preformatted_20_Text">
      <style:text-properties officeooo:rsid="0038a9c2" officeooo:paragraph-rsid="001f1567"/>
    </style:style>
    <style:style style:name="P81" style:family="paragraph" style:parent-style-name="Preformatted_20_Text">
      <style:text-properties officeooo:paragraph-rsid="001f1567"/>
    </style:style>
    <style:style style:name="P82" style:family="paragraph" style:parent-style-name="Preformatted_20_Text">
      <style:paragraph-properties fo:margin-top="0cm" fo:margin-bottom="0.499cm" loext:contextual-spacing="false"/>
      <style:text-properties officeooo:paragraph-rsid="001622d4"/>
    </style:style>
    <style:style style:name="P83" style:family="paragraph" style:parent-style-name="Preformatted_20_Text">
      <style:paragraph-properties fo:margin-top="0cm" fo:margin-bottom="0.499cm" loext:contextual-spacing="false"/>
      <style:text-properties officeooo:rsid="00449b60" officeooo:paragraph-rsid="001f1567"/>
    </style:style>
    <style:style style:name="P84" style:family="paragraph" style:parent-style-name="Preformatted_20_Text">
      <style:paragraph-properties fo:margin-top="0cm" fo:margin-bottom="0.499cm" loext:contextual-spacing="false"/>
      <style:text-properties officeooo:rsid="004c472a" officeooo:paragraph-rsid="001f1567"/>
    </style:style>
    <style:style style:name="P85" style:family="paragraph" style:parent-style-name="Preformatted_20_Text">
      <style:paragraph-properties fo:margin-top="0cm" fo:margin-bottom="0.499cm" loext:contextual-spacing="false"/>
      <style:text-properties officeooo:rsid="004d6966" officeooo:paragraph-rsid="001f1567"/>
    </style:style>
    <style:style style:name="P86" style:family="paragraph" style:parent-style-name="Preformatted_20_Text">
      <style:paragraph-properties fo:margin-top="0cm" fo:margin-bottom="0.499cm" loext:contextual-spacing="false"/>
      <style:text-properties officeooo:rsid="004cc09c" officeooo:paragraph-rsid="001f1567"/>
    </style:style>
    <style:style style:name="P87" style:family="paragraph" style:parent-style-name="Preformatted_20_Text">
      <style:paragraph-properties fo:margin-top="0cm" fo:margin-bottom="0.499cm" loext:contextual-spacing="false"/>
      <style:text-properties officeooo:paragraph-rsid="001f1567"/>
    </style:style>
    <style:style style:name="P88" style:family="paragraph" style:parent-style-name="Preformatted_20_Text">
      <style:paragraph-properties fo:break-before="page"/>
      <style:text-properties officeooo:rsid="002b604d" officeooo:paragraph-rsid="001f1567"/>
    </style:style>
    <style:style style:name="T1" style:family="text">
      <style:text-properties fo:font-size="14pt"/>
    </style:style>
    <style:style style:name="T2" style:family="text">
      <style:text-properties officeooo:rsid="0017ad54"/>
    </style:style>
    <style:style style:name="T3" style:family="text">
      <style:text-properties fo:language="pt" fo:country="PT"/>
    </style:style>
    <style:style style:name="T4" style:family="text">
      <style:text-properties fo:language="pt" fo:country="PT" officeooo:rsid="0017ad54"/>
    </style:style>
    <style:style style:name="T5" style:family="text">
      <style:text-properties fo:language="pt" fo:country="PT" officeooo:rsid="001927c2"/>
    </style:style>
    <style:style style:name="T6" style:family="text">
      <style:text-properties fo:language="pt" fo:country="PT" officeooo:rsid="001c7453"/>
    </style:style>
    <style:style style:name="T7" style:family="text">
      <style:text-properties officeooo:rsid="001c745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34c43"/>
    </style:style>
    <style:style style:name="T10" style:family="text">
      <style:text-properties officeooo:rsid="00245e6b"/>
    </style:style>
    <style:style style:name="T11" style:family="text">
      <style:text-properties officeooo:rsid="00260cf5"/>
    </style:style>
    <style:style style:name="T12" style:family="text">
      <style:text-properties officeooo:rsid="003a10b8"/>
    </style:style>
    <style:style style:name="T13" style:family="text">
      <style:text-properties officeooo:rsid="0043461a"/>
    </style:style>
    <style:style style:name="T14" style:family="text">
      <style:text-properties officeooo:rsid="0028ccff"/>
    </style:style>
    <style:style style:name="T15" style:family="text">
      <style:text-properties officeooo:rsid="002a280b"/>
    </style:style>
    <style:style style:name="T16" style:family="text">
      <style:text-properties officeooo:rsid="00424501"/>
    </style:style>
    <style:style style:name="T17" style:family="text">
      <style:text-properties officeooo:rsid="003afb56"/>
    </style:style>
    <style:style style:name="T18" style:family="text">
      <style:text-properties officeooo:rsid="004b4bb9"/>
    </style:style>
    <style:style style:name="T19" style:family="text">
      <style:text-properties officeooo:rsid="004cc09c"/>
    </style:style>
    <style:style style:name="T20" style:family="text">
      <style:text-properties officeooo:rsid="004a26f7"/>
    </style:style>
    <style:style style:name="T21" style:family="text">
      <style:text-properties officeooo:rsid="0048bc65"/>
    </style:style>
    <style:style style:name="T22" style:family="text">
      <style:text-properties officeooo:rsid="0047f283"/>
    </style:style>
    <style:style style:name="T23" style:family="text">
      <style:text-properties officeooo:rsid="0043bc9a"/>
    </style:style>
    <style:style style:name="T24" style:family="text">
      <style:text-properties officeooo:rsid="004651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akePHP 3</text:p>
      <text:p text:style-name="P2">MVC</text:p>
      <text:p text:style-name="P1"/>
      <text:p text:style-name="P1"/>
      <text:p text:style-name="P3">Cake na Prática</text:p>
      <text:p text:style-name="P23"/>
      <text:p text:style-name="P3">Controller e Views</text:p>
      <text:p text:style-name="P23"/>
      <text:p text:style-name="P23">No controller src/Controller/ClientesController.php</text:p>
      <text:p text:style-name="P23"><text:s text:c="4"/>public function index()</text:p>
      <text:p text:style-name="P23"><text:s text:c="4"/>{</text:p>
      <text:p text:style-name="P23"><text:s text:c="8"/>$this-&gt;paginate = [</text:p>
      <text:p text:style-name="P23"><text:s text:c="12"/>'contain' =&gt; ['Users']</text:p>
      <text:p text:style-name="P23"><text:s text:c="8"/>];</text:p>
      <text:p text:style-name="P23"><text:s text:c="8"/>$this-&gt;set('clientes', $this-&gt;paginate($this-&gt;Clientes));</text:p>
      <text:p text:style-name="P23"><text:s text:c="8"/>$this-&gt;set('_serialize', ['clientes']);</text:p>
      <text:p text:style-name="P23"/>
      <text:p text:style-name="P23"><text:tab/>// Testes</text:p>
      <text:p text:style-name="P23"><text:tab/>$this-&gt;set('cor', 'Verde');</text:p>
      <text:p text:style-name="P23"><text:tab/><text:tab/>$data = [</text:p>
      <text:p text:style-name="P23"><text:tab/><text:tab/><text:tab/>'color' =&gt; 'pink',</text:p>
      <text:p text:style-name="P23"><text:tab/><text:tab/><text:tab/>'type' =&gt; 'sugar',</text:p>
      <text:p text:style-name="P23"><text:tab/><text:tab/><text:tab/>'base_price' =&gt; 23.95</text:p>
      <text:p text:style-name="P23"><text:tab/><text:tab/>];</text:p>
      <text:p text:style-name="P23"/>
      <text:p text:style-name="P23"><text:tab/><text:tab/>// Make $color, $type, and $base_price available to the view:</text:p>
      <text:p text:style-name="P23"><text:tab/><text:tab/>$this-&gt;set($data);</text:p>
      <text:p text:style-name="P23"/>
      <text:p text:style-name="P23"><text:tab/><text:tab/>$this-&gt;set($data);</text:p>
      <text:p text:style-name="P23"><text:tab/><text:tab/>$cor1='verde';</text:p>
      <text:p text:style-name="P23"><text:tab/><text:tab/>$cor2='azul';</text:p>
      <text:p text:style-name="P23"><text:tab/><text:tab/>$this-&gt;set(compact('cor1','cor2'));</text:p>
      <text:p text:style-name="P23"><text:s text:c="4"/>}</text:p>
      <text:p text:style-name="P23"/>
      <text:p text:style-name="P23">Na view src/Template/Clientes/index.ctp</text:p>
      <text:p text:style-name="P23"/>
      <text:p text:style-name="P23">&lt;?php </text:p>
      <text:p text:style-name="P23">echo 'Cor: '.$cor.'&lt;br&gt;';</text:p>
      <text:p text:style-name="P23">echo $color.'&lt;br&gt;';</text:p>
      <text:p text:style-name="P23">echo $type.'&lt;br&gt;';</text:p>
      <text:p text:style-name="P23">echo $base_price.'&lt;br&gt;&lt;br&gt;';</text:p>
      <text:p text:style-name="P23"/>
      <text:p text:style-name="P23">echo $cor1.'&lt;br&gt;';</text:p>
      <text:p text:style-name="P23">echo $cor2.'&lt;br&gt;&lt;br&gt;';</text:p>
      <text:p text:style-name="P23"/>
      <text:p text:style-name="P23">?&gt;</text:p>
      <text:p text:style-name="P23"/>
      <text:p text:style-name="P23"/>
      <text:p text:style-name="P23"/>
      <text:p text:style-name="P70">Redirect</text:p>
      <text:p text:style-name="P23"/>
      <text:p text:style-name="P23">Em um action:</text:p>
      <text:p text:style-name="P23"/>
      <text:p text:style-name="P23"><text:tab/>return $this-&gt;redirect(['conttroller'=&gt;'Clientes', 'action'=&gt;'add']);</text:p>
      <text:p text:style-name="P23"/>
      <text:p text:style-name="P23"/>
      <text:p text:style-name="P23">Na versão 3 do Cake, os Table Objects contém:</text:p>
      <text:p text:style-name="P23">queries</text:p>
      <text:p text:style-name="P23">callbacks</text:p>
      <text:p text:style-name="P23">validations</text:p>
      <text:p text:style-name="P23">events</text:p>
      <text:p text:style-name="P23"/>
      <text:p text:style-name="P23"/>
      <text:p text:style-name="P4">Fluxo de Informações entre controllers, models e view/templates</text:p>
      <text:p text:style-name="P24"/>
      <text:p text:style-name="P24">Temos o aplicativo clientes</text:p>
      <text:p text:style-name="P24"/>
      <text:p text:style-name="P24">UsersController.php</text:p>
      <text:p text:style-name="P24">UsersTable.php</text:p>
      <text:p text:style-name="P24">Template/Users/index.ctp</text:p>
      <text:p text:style-name="P24"/>
      <text:p text:style-name="P24"/>
      <text:p text:style-name="P24">Criar em UsersTable.php a função:</text:p>
      <text:p text:style-name="P24"/>
      <text:p text:style-name="P24"><text:tab/>public function teste(){</text:p>
      <text:p text:style-name="P24"><text:tab/><text:tab/>$query = $this-&gt;find('all', [</text:p>
      <text:p text:style-name="P24"><text:tab/><text:tab/><text:tab/>'order' =&gt; ['Users.id' =&gt; 'ASC']</text:p>
      <text:p text:style-name="P24"><text:tab/><text:tab/>]);</text:p>
      <text:p text:style-name="P24"><text:tab/><text:tab/>$row = $query-&gt;first(); // Ou -&gt;last()</text:p>
      <text:p text:style-name="P24"><text:tab/><text:tab/>print "Model&lt;br&gt;";</text:p>
      <text:p text:style-name="P24"><text:tab/><text:tab/>return $row-&gt;username;</text:p>
      <text:p text:style-name="P24"><text:tab/>}</text:p>
      <text:p text:style-name="P24"/>
      <text:p text:style-name="P24">Chamar no index() do UsersController.php:</text:p>
      <text:p text:style-name="P24"/>
      <text:p text:style-name="P24"><text:s text:c="4"/>public function index()</text:p>
      <text:p text:style-name="P24"><text:s text:c="4"/>{</text:p>
      <text:p text:style-name="P24"><text:s text:c="8"/>$clientes = $this-&gt;paginate($this-&gt;Users);</text:p>
      <text:p text:style-name="P24"/>
      <text:p text:style-name="P24"><text:s text:c="8"/>$this-&gt;set(compact('users'));</text:p>
      <text:p text:style-name="P24"><text:s text:c="8"/>$this-&gt;set('_serialize', ['users']);</text:p>
      <text:p text:style-name="P24"/>
      <text:p text:style-name="P24"><text:tab/><text:tab/>print "Controller&lt;br&gt;";</text:p>
      <text:p text:style-name="P24"><text:tab/><text:tab/></text:p>
      <text:p text:style-name="P24"><text:tab/><text:tab/>// Mostrar o primeiro username:<text:tab/><text:tab/></text:p>
      <text:p text:style-name="P24"><text:s text:c="2"/><text:tab/><text:tab/>print $this-&gt;Users-&gt;teste();//exit;</text:p>
      <text:p text:style-name="P24"/>
      <text:p text:style-name="P24"><text:s text:c="4"/>}</text:p>
      <text:p text:style-name="P24"/>
      <text:p text:style-name="P24"/>
      <text:p text:style-name="P71">Chamar pela web </text:p>
      <text:p text:style-name="P24"/>
      <text:p text:style-name="P24">http://localhost/clientes/users/index</text:p>
      <text:p text:style-name="P24"/>
      <text:p text:style-name="P24">Mostrará</text:p>
      <text:p text:style-name="P24"/>
      <text:p text:style-name="P24">Controller</text:p>
      <text:p text:style-name="P24">Model</text:p>
      <text:p text:style-name="P24">admin</text:p>
      <text:p text:style-name="P24"/>
      <text:p text:style-name="P24">Listagem de Users</text:p>
      <text:p text:style-name="P24"/>
      <text:p text:style-name="P24">View</text:p>
      <text:p text:style-name="P24"/>
      <text:p text:style-name="P24">Veja a ordem:</text:p>
      <text:p text:style-name="P24">1) O controller recebe a requisição do usuário para mostrar o endereço:</text:p>
      <text:p text:style-name="P24">http://localhost/clientes/users/index</text:p>
      <text:p text:style-name="P24"/>
      <text:p text:style-name="P24">2) O Controller envia para o Model pedindo o primeiro username e a listagem de</text:p>
      <text:p text:style-name="P24">users</text:p>
      <text:p text:style-name="P24"/>
      <text:p text:style-name="P24">3) O Model processa e devolve</text:p>
      <text:p text:style-name="P24"/>
      <text:p text:style-name="P24">4) Então o controller envia para a view o username e a listagem de users</text:p>
      <text:p text:style-name="P24"/>
      <text:p text:style-name="P24"/>
      <text:p text:style-name="P5">Passando variáveis pela URL para uma view</text:p>
      <text:p text:style-name="P25"/>
      <text:p text:style-name="P25">Na URL:</text:p>
      <text:p text:style-name="P25">localhost/cake-control-demo/pages/home?lang=en&amp;temp=default</text:p>
      <text:p text:style-name="P25"/>
      <text:p text:style-name="P25">No AppController</text:p>
      <text:p text:style-name="P25"/>
      <text:p text:style-name="P25"><text:s text:c="4"/>public function initialize()</text:p>
      <text:p text:style-name="P25"><text:s text:c="4"/>{</text:p>
      <text:p text:style-name="P25"><text:s text:c="8"/>parent::initialize();</text:p>
      <text:p text:style-name="P25"/>
      <text:p text:style-name="P25"><text:s text:c="8"/>$this-&gt;loadComponent('RequestHandler');</text:p>
      <text:p text:style-name="P25"><text:s text:c="8"/>$this-&gt;loadComponent('Flash');</text:p>
      <text:p text:style-name="P25"/>
      <text:p text:style-name="P25"><text:tab/><text:tab/>$lang=$this-&gt;request-&gt;query('lang');</text:p>
      <text:p text:style-name="P25"><text:tab/><text:tab/>$temp=$this-&gt;request-&gt;query('temp');<text:tab/><text:tab/></text:p>
      <text:p text:style-name="P25"><text:tab/><text:tab/></text:p>
      <text:p text:style-name="P25"><text:tab/><text:tab/>$this-&gt;set('lang',$lang);<text:tab/><text:tab/></text:p>
      <text:p text:style-name="P25"><text:tab/><text:tab/>$this-&gt;set('template',$temp);</text:p>
      <text:p text:style-name="P25"><text:s text:c="4"/>}</text:p>
      <text:p text:style-name="P25"/>
      <text:p text:style-name="P25">Na View :</text:p>
      <text:p text:style-name="P25"/>
      <text:p text:style-name="P25"><text:s text:c="4"/>&lt;div id="content"&gt;</text:p>
      <text:p text:style-name="P25"><text:s text:c="8"/>&lt;div class="row"&gt;</text:p>
      <text:p text:style-name="P25"><text:s text:c="12"/>&lt;div class="columns large-12 ctp-warning checks"&gt;</text:p>
      <text:p text:style-name="P25"><text:soft-page-break/><text:s text:c="16"/>&lt;?php print "&lt;h1&gt;Idioma: ".$lang." Template: ".$template."&lt;/h1&gt;"; ?&gt;</text:p>
      <text:p text:style-name="P25"/>
      <text:p text:style-name="P25">Links:</text:p>
      <text:p text:style-name="P25"/>
      <text:p text:style-name="P25"><text:a xlink:type="simple" xlink:href="http://ribafs.org/cakephp/cake-control-demo/users/login?lang=en&amp;temp=default" text:style-name="Internet_20_link" text:visited-style-name="Visited_20_Internet_20_Link">http://ribafs.org/cakephp/cake-control-demo/users/login?lang=en&amp;temp=default</text:a> </text:p>
      <text:p text:style-name="P25"><text:a xlink:type="simple" xlink:href="http://ribafs.org/cakephp/cake-control-demo/users/login?lang=en&amp;temp=bootstrap" text:style-name="Internet_20_link" text:visited-style-name="Visited_20_Internet_20_Link">http://ribafs.org/cakephp/cake-control-demo/users/login?lang=en&amp;temp=bootstrap</text:a> </text:p>
      <text:p text:style-name="P25"><text:a xlink:type="simple" xlink:href="http://ribafs.org/cakephp/cake-control-demo/users/login?lang=pt&amp;temp=default" text:style-name="Internet_20_link" text:visited-style-name="Visited_20_Internet_20_Link">http://ribafs.org/cakephp/cake-control-demo/users/login?lang=pt&amp;temp=default</text:a> </text:p>
      <text:p text:style-name="P25"><text:a xlink:type="simple" xlink:href="http://ribafs.org/cakephp/cake-control-demo/users/login?lang=en&amp;temp=bootstrap" text:style-name="Internet_20_link" text:visited-style-name="Visited_20_Internet_20_Link">http://ribafs.org/cakephp/cake-control-demo/users/login?lang=en&amp;temp=bootstrap</text:a></text:p>
      <text:p text:style-name="P25"/>
      <text:p text:style-name="P25"/>
      <text:p text:style-name="P6">Controllers</text:p>
      <text:p text:style-name="P26"/>
      <text:p text:style-name="P26">Component</text:p>
      <text:p text:style-name="P26"/>
      <text:p text:style-name="P28">&lt;?php</text:p>
      <text:p text:style-name="P28">/**</text:p>
      <text:p text:style-name="P28"><text:s/>* Component Calculo</text:p>
      <text:p text:style-name="P28"><text:s/>* For CakePHP 3.x</text:p>
      <text:p text:style-name="P28"><text:s/>* Autor: Ribamar FS</text:p>
      <text:p text:style-name="P28"><text:s/>*</text:p>
      <text:p text:style-name="P28"><text:s/>* This component allow access control to each action from application with web interface.</text:p>
      <text:p text:style-name="P28"><text:s/>*</text:p>
      <text:p text:style-name="P28"><text:s/>* Licenced with The MIT License</text:p>
      <text:p text:style-name="P28"><text:s/>* Redistributions require keep copyright below.</text:p>
      <text:p text:style-name="P28"><text:s/>*</text:p>
      <text:p text:style-name="P28"><text:s/>* @copyright <text:s text:c="4"/>Copyright (c) Ribamar FS (http://ribafs.org)</text:p>
      <text:p text:style-name="P28"><text:s/>* @link <text:s text:c="9"/>http://ribafs.org</text:p>
      <text:p text:style-name="P28"><text:s/>* @license <text:s text:c="6"/>http://www.opensource.org/licenses/mit-license.php MIT License</text:p>
      <text:p text:style-name="P28"><text:s/>*/</text:p>
      <text:p text:style-name="P28"/>
      <text:p text:style-name="P28"><text:s/></text:p>
      <text:p text:style-name="P28">namespace App\Controller\Component;</text:p>
      <text:p text:style-name="P28">use Cake\Controller\Component;</text:p>
      <text:p text:style-name="P28"/>
      <text:p text:style-name="P28">class CalculoComponent extends Component{</text:p>
      <text:p text:style-name="P28"/>
      <text:p text:style-name="P28"><text:tab/>private $um;</text:p>
      <text:p text:style-name="P28"><text:tab/>private $dois;</text:p>
      <text:p text:style-name="P28"/>
      <text:p text:style-name="P28"><text:tab/>public function soma($um,$dois){</text:p>
      <text:p text:style-name="P28"><text:tab/><text:tab/>return ($um + $dois);</text:p>
      <text:p text:style-name="P28"><text:tab/>}</text:p>
      <text:p text:style-name="P28"/>
      <text:p text:style-name="P28"><text:tab/>public function subtracao($um,$dois){</text:p>
      <text:p text:style-name="P28"><text:tab/><text:tab/>return ($um - $dois);</text:p>
      <text:p text:style-name="P28"><text:tab/>}</text:p>
      <text:p text:style-name="P28"><text:tab/></text:p>
      <text:p text:style-name="P28"><text:tab/>public function multiplicacao($um,$dois){</text:p>
      <text:p text:style-name="P28"><text:tab/><text:tab/>return ($um * $dois);</text:p>
      <text:p text:style-name="P28"><text:tab/>}<text:tab/></text:p>
      <text:p text:style-name="P28"/>
      <text:p text:style-name="P28"><text:tab/>public function divisao($um,$dois){</text:p>
      <text:p text:style-name="P28"><text:soft-page-break/><text:tab/><text:tab/>return ($um / $dois);</text:p>
      <text:p text:style-name="P28"><text:tab/>}</text:p>
      <text:p text:style-name="P28"><text:tab/></text:p>
      <text:p text:style-name="P28">}</text:p>
      <text:p text:style-name="P28">/*Usando</text:p>
      <text:p text:style-name="P28">Salvar na pasta src/Controller/Component</text:p>
      <text:p text:style-name="P28"/>
      <text:p text:style-name="P28">Em um dos actions:</text:p>
      <text:p text:style-name="P28"><text:tab/>public $components = array('Calculo');</text:p>
      <text:p text:style-name="P28"/>
      <text:p text:style-name="P28"><text:tab/>$soma = $this-&gt;Calculo-&gt;soma(2,3);</text:p>
      <text:p text:style-name="P28"><text:tab/>$multiplicacao = $this-&gt;Calculo-&gt;multiplicacao(2,3);</text:p>
      <text:p text:style-name="P28"><text:tab/>$this-&gt;set('soma',$soma);</text:p>
      <text:p text:style-name="P28"><text:tab/>$this-&gt;set('multiplicacao',$multiplicacao);</text:p>
      <text:p text:style-name="P28"/>
      <text:p text:style-name="P28">No Template correspondente:</text:p>
      <text:p text:style-name="P28">&lt;?php print 'A soma é '.$soma;?&gt;</text:p>
      <text:p text:style-name="P28">&lt;?php print '&lt;br&gt;O produto é '.$multiplicacao;?&gt;</text:p>
      <text:p text:style-name="P28">*/</text:p>
      <text:p text:style-name="P28"/>
      <text:p text:style-name="P28"/>
      <text:p text:style-name="P7">Outro Component</text:p>
      <text:p text:style-name="P27"/>
      <text:p text:style-name="P26">&lt;?php</text:p>
      <text:p text:style-name="P26">/**</text:p>
      <text:p text:style-name="P26"><text:s/>* Component AccessControl</text:p>
      <text:p text:style-name="P26"><text:s/>* For CakePHP 3.x</text:p>
      <text:p text:style-name="P26"><text:s/>* Autor: Ribamar FS</text:p>
      <text:p text:style-name="P26"><text:s/>*</text:p>
      <text:p text:style-name="P26"><text:s/>* This component allow access control to each action from application with web interface.</text:p>
      <text:p text:style-name="P26"><text:s/>*</text:p>
      <text:p text:style-name="P26"><text:s/>* Licenced with The MIT License</text:p>
      <text:p text:style-name="P26"><text:s/>* Redistributions require keep copyright below.</text:p>
      <text:p text:style-name="P26"><text:s/>*</text:p>
      <text:p text:style-name="P26"><text:s/>* @copyright <text:s text:c="4"/>Copyright (c) Ribamar FS (http://ribafs.org)</text:p>
      <text:p text:style-name="P26"><text:s/>* @link <text:s text:c="9"/>http://ribafs.org</text:p>
      <text:p text:style-name="P26"><text:s/>* @license <text:s text:c="6"/>http://www.opensource.org/licenses/mit-license.php MIT License</text:p>
      <text:p text:style-name="P26"><text:s/>*/</text:p>
      <text:p text:style-name="P26">namespace App\Controller\Component;</text:p>
      <text:p text:style-name="P26"/>
      <text:p text:style-name="P26">use Cake\Controller\Component;</text:p>
      <text:p text:style-name="P26"/>
      <text:p text:style-name="P26">class AccessControlComponent extends Component{</text:p>
      <text:p text:style-name="P26"/>
      <text:p text:style-name="P26"><text:tab/>public $msg;</text:p>
      <text:p text:style-name="P26"><text:tab/>public $components = array('Session','Auth');</text:p>
      <text:p text:style-name="P26"/>
      <text:p text:style-name="P26"><text:tab/>public function tables($controller){</text:p>
      <text:p text:style-name="P26"><text:tab/><text:tab/>$this-&gt;Privilege = ClassRegistry::init('Privilege');</text:p>
      <text:p text:style-name="P26"/>
      <text:p text:style-name="P26"><text:tab/><text:tab/>// Database name</text:p>
      <text:p text:style-name="P26"><text:tab/><text:tab/>App::uses('ConnectionManager', 'Model');</text:p>
      <text:p text:style-name="P26"><text:soft-page-break/><text:tab/><text:tab/>$ds = ConnectionManager::getDataSource('default')-&gt;config;</text:p>
      <text:p text:style-name="P26"><text:tab/><text:tab/>$db = $ds['database'];</text:p>
      <text:p text:style-name="P26"/>
      <text:p text:style-name="P26"><text:tab/><text:tab/>// All tablse names</text:p>
      <text:p text:style-name="P26"><text:tab/><text:tab/>$tables = $this-&gt;Privilege-&gt;query("show tables");</text:p>
      <text:p text:style-name="P26"/>
      <text:p text:style-name="P26"><text:tab/><text:tab/>foreach($tables as $table){</text:p>
      <text:p text:style-name="P26"><text:tab/><text:tab/><text:tab/>$table = $table['TABLE_NAMES']['Tables_in_'.$db];</text:p>
      <text:p text:style-name="P26"><text:tab/><text:tab/><text:tab/>if($table != 'users' &amp;&amp; $table != 'groups' &amp;&amp; $table != 'privileges'){</text:p>
      <text:p text:style-name="P26"><text:tab/><text:tab/><text:tab/><text:tab/>$action = $this-&gt;Privilege-&gt;query("select action from privileges where group_name = 'managers' and controller ='$table'");</text:p>
      <text:p text:style-name="P26"><text:tab/><text:tab/><text:tab/><text:tab/>if(!isset($action[0]['privileges']['action'])){</text:p>
      <text:p text:style-name="P26"><text:tab/><text:tab/><text:tab/><text:tab/><text:tab/>$this-&gt;Privilege-&gt;query("insert into privileges (group_name,controller,action) values ('managers', '$table', 'index')");</text:p>
      <text:p text:style-name="P26"><text:tab/><text:tab/><text:tab/><text:tab/><text:tab/>$this-&gt;Privilege-&gt;query("insert into privileges (group_name,controller,action) values ('managers', '$table', 'view')");</text:p>
      <text:p text:style-name="P26"><text:tab/><text:tab/><text:tab/><text:tab/><text:tab/>$this-&gt;Privilege-&gt;query("insert into privileges (group_name,controller,action) values ('managers', '$table', 'add')");</text:p>
      <text:p text:style-name="P26"><text:tab/><text:tab/><text:tab/><text:tab/><text:tab/>$this-&gt;Privilege-&gt;query("insert into privileges (group_name,controller,action) values ('managers', '$table', 'edit')");</text:p>
      <text:p text:style-name="P26"><text:tab/><text:tab/><text:tab/><text:tab/><text:tab/>$this-&gt;Privilege-&gt;query("insert into privileges (group_name,controller,action) values ('managers', '$table', 'delete')");</text:p>
      <text:p text:style-name="P26"><text:tab/><text:tab/><text:tab/><text:tab/>}</text:p>
      <text:p text:style-name="P26"><text:tab/><text:tab/><text:tab/>}</text:p>
      <text:p text:style-name="P26"><text:tab/><text:tab/>}</text:p>
      <text:p text:style-name="P26"><text:tab/>}</text:p>
      <text:p text:style-name="P26"/>
      <text:p text:style-name="P26"><text:tab/>public function access($controller,$action){</text:p>
      <text:p text:style-name="P26"><text:tab/><text:tab/>$this-&gt;Privilege = ClassRegistry::init('Privilege');// Allow model use in component</text:p>
      <text:p text:style-name="P26"/>
      <text:p text:style-name="P26"><text:tab/><text:tab/>$group = $this-&gt;Privilege-&gt;find('first', array(</text:p>
      <text:p text:style-name="P26"><text:s text:c="12"/>'conditions'=&gt;array('Privilege.controller'=&gt;$controller,'Privilege.action'=&gt;$action),</text:p>
      <text:p text:style-name="P26"><text:s text:c="12"/>'fields'=&gt;array('Privilege.group_name')</text:p>
      <text:p text:style-name="P26"><text:tab/> <text:s text:c="3"/>));</text:p>
      <text:p text:style-name="P26"/>
      <text:p text:style-name="P26"><text:tab/><text:tab/>if(isset($group['Privilege']['group_name'])){</text:p>
      <text:p text:style-name="P26"><text:tab/><text:tab/><text:tab/>$group = $group['Privilege']['group_name'];</text:p>
      <text:p text:style-name="P26"><text:tab/><text:tab/><text:tab/>return $group;</text:p>
      <text:p text:style-name="P26"><text:tab/><text:tab/>}else{</text:p>
      <text:p text:style-name="P26"><text:tab/><text:tab/><text:tab/>return false;<text:tab/></text:p>
      <text:p text:style-name="P26"><text:tab/><text:tab/>}</text:p>
      <text:p text:style-name="P26"><text:tab/>}</text:p>
      <text:p text:style-name="P26"/>
      <text:p text:style-name="P26"><text:tab/>public function go($controller,$action){</text:p>
      <text:p text:style-name="P26"><text:tab/><text:tab/>$user = $this-&gt;Auth-&gt;user();</text:p>
      <text:p text:style-name="P26"><text:tab/><text:tab/>$groupid=$user['group_id'];</text:p>
      <text:p text:style-name="P26"><text:tab/><text:tab/>$access = $this-&gt;access($controller,$action);</text:p>
      <text:p text:style-name="P26"/>
      <text:p text:style-name="P26"><text:tab/><text:tab/>if($groupid == 2 &amp;&amp; $access == 'admins'){// managers dont access admins<text:tab/><text:tab/><text:tab/></text:p>
      <text:p text:style-name="P26"><text:tab/><text:tab/><text:tab/>return true;</text:p>
      <text:p text:style-name="P26"><text:tab/><text:tab/>}elseif($access == false){// Privileges not registered</text:p>
      <text:p text:style-name="P26"><text:soft-page-break/><text:tab/><text:tab/><text:tab/>$this-&gt;msg = 'priv';</text:p>
      <text:p text:style-name="P26"><text:tab/><text:tab/><text:tab/>return false;</text:p>
      <text:p text:style-name="P26"><text:tab/><text:tab/>}else{</text:p>
      <text:p text:style-name="P26"><text:tab/><text:tab/><text:tab/>return false;</text:p>
      <text:p text:style-name="P26"><text:tab/><text:tab/>}</text:p>
      <text:p text:style-name="P26"><text:tab/>}</text:p>
      <text:p text:style-name="P26"/>
      <text:p text:style-name="P26">}</text:p>
      <text:p text:style-name="P26"/>
      <text:p text:style-name="P26"/>
      <text:p text:style-name="P8">Criação de Component</text:p>
      <text:p text:style-name="P26"/>
      <text:p text:style-name="P29">Componentes são classes auxiliares dos controllers. Os Components podem ser considerados como formas de criar pedaços reutilizáveis de código relacionado a controllers com uma característica específica ou conceito. Os components também podem ligar-se ao evento do ciclo de vida do controller e interagir com a sua aplicação.</text:p>
      <text:p text:style-name="P29"/>
      <text:p text:style-name="P29">Criar o arquivo</text:p>
      <text:p text:style-name="P29">CalcularComponent.php, contendo:</text:p>
      <text:p text:style-name="P29"/>
      <text:p text:style-name="P29">&lt;?php</text:p>
      <text:p text:style-name="P29">namespace App\Controller\Component;</text:p>
      <text:p text:style-name="P29"/>
      <text:p text:style-name="P29">use Cake\Controller\Component;</text:p>
      <text:p text:style-name="P29"/>
      <text:p text:style-name="P29">class CalcularComponent extends Component</text:p>
      <text:p text:style-name="P29">{</text:p>
      <text:p text:style-name="P29"><text:s text:c="4"/>public function soma($valor1, $valor2)</text:p>
      <text:p text:style-name="P29"><text:s text:c="4"/>{</text:p>
      <text:p text:style-name="P29"><text:s text:c="8"/>$s =$valor1 + $valor2;</text:p>
      <text:p text:style-name="P29"><text:tab/><text:tab/>return $s;</text:p>
      <text:p text:style-name="P29"><text:s text:c="4"/>}</text:p>
      <text:p text:style-name="P29">}</text:p>
      <text:p text:style-name="P29"/>
      <text:p text:style-name="P29">E copiar para a pasta src/Controller/Component</text:p>
      <text:p text:style-name="P29"/>
      <text:p text:style-name="P29">Adicionar uma chamada no src/Controller/AppController</text:p>
      <text:p text:style-name="P29"/>
      <text:p text:style-name="P29"><text:s text:c="4"/>public function initialize()</text:p>
      <text:p text:style-name="P29"><text:s text:c="4"/>{</text:p>
      <text:p text:style-name="P29"><text:s text:c="8"/>parent::initialize();</text:p>
      <text:p text:style-name="P29"><text:s text:c="8"/>$this-&gt;loadComponent('Auth');</text:p>
      <text:p text:style-name="P29"><text:s text:c="8"/>$this-&gt;loadComponent('RequestHandler');</text:p>
      <text:p text:style-name="P29"><text:s text:c="8"/>$this-&gt;loadComponent('Flash');</text:p>
      <text:p text:style-name="P29"><text:tab/><text:tab/>$this-&gt;loadComponent('Calcular');</text:p>
      <text:p text:style-name="P29"><text:s text:c="4"/>}</text:p>
      <text:p text:style-name="P29"/>
      <text:p text:style-name="P29">Executar num action, como o src/Controller/ClientesController.php</text:p>
      <text:p text:style-name="P29"/>
      <text:p text:style-name="P29"><text:s text:c="4"/>public function index()</text:p>
      <text:p text:style-name="P29"><text:s text:c="4"/>{</text:p>
      <text:p text:style-name="P29"><text:tab/><text:tab/>print 'Componente Soma: '.$this-&gt;Calcular-&gt;soma(2,3);</text:p>
      <text:p text:style-name="P29"><text:soft-page-break/></text:p>
      <text:p text:style-name="P29">Estando no AppController ele será visto por todos os demais controllers e seus métodos estarão disponíveis</text:p>
      <text:p text:style-name="P29">logo que cada controller seja executado.</text:p>
      <text:p text:style-name="P29">CAso queira que apenas um controller tenha acesso ao mesmo, insira uma chamada somente neste controller, assim:</text:p>
      <text:p text:style-name="P29"/>
      <text:p text:style-name="P29">$this-&gt;loadComponent('Calcular');</text:p>
      <text:p text:style-name="P29"/>
      <text:p text:style-name="P29">$soma = $this-&gt;Calcular-&gt;soma(2,4);</text:p>
      <text:p text:style-name="P29">print 'Calcular: '.$soma;</text:p>
      <text:p text:style-name="P29"/>
      <text:p text:style-name="P29"/>
      <text:p text:style-name="P9">Models</text:p>
      <text:p text:style-name="P30"/>
      <text:p text:style-name="P9">Behavior</text:p>
      <text:p text:style-name="P30"/>
      <text:p text:style-name="P20">Behaviors no CakePHP 3</text:p>
      <text:p text:style-name="P31"/>
      <text:p text:style-name="P31"/>
      <text:p text:style-name="P31"><text:span text:style-name="Teletype">Cake\ORM\Table::addBehavior</text:span><text:span text:style-name="T1">(</text:span><text:span text:style-name="Emphasis">$name</text:span>, <text:span text:style-name="Emphasis">array $options =</text:span>[]<text:span text:style-name="T1">)</text:span> </text:p>
      <text:p text:style-name="P31"/>
      <text:p text:style-name="P37"><text:span text:style-name="T2">Behaviors </text:span><text:span text:style-name="T3">fornece</text:span><text:span text:style-name="T4">m</text:span><text:span text:style-name="T3"> uma maneira fácil para criar peças </text:span><text:span text:style-name="T4">de lógica </text:span><text:span text:style-name="T3">reutilizáveis horizontal <text:s/>relacionados às classes </text:span><text:span text:style-name="T4">Table</text:span><text:span text:style-name="T3">. Você pode estar se perguntando por que </text:span><text:span text:style-name="T4">behaviors/</text:span><text:span text:style-name="T3">comportamentos são classes regulares e não </text:span><text:span text:style-name="T4">traits/</text:span><text:span text:style-name="T3">características. A principal razão para isso </text:span><text:span text:style-name="T4">são os eventos de</text:span><text:span text:style-name="T3"> ouvintes/</text:span><text:span text:style-name="T4">listeners</text:span><text:span text:style-name="T3">. Enquanto tra</text:span><text:span text:style-name="T4">its</text:span><text:span text:style-name="T3"> permitiria</text:span><text:span text:style-name="T4">m</text:span><text:span text:style-name="T3"> peças reutilizáveis de lógica, que iria</text:span><text:span text:style-name="T4">m</text:span><text:span text:style-name="T3"> complicar eventos de ligação/</text:span><text:span text:style-name="T4">bindings</text:span><text:span text:style-name="T3">.</text:span></text:p>
      <text:p text:style-name="P33"/>
      <text:p text:style-name="P37"><text:bookmark text:name="result_box"/><text:span text:style-name="T3">Para adicionar um comportamento/</text:span><text:span text:style-name="T5">behavior</text:span><text:span text:style-name="T3"> </text:span><text:span text:style-name="T5">para</text:span><text:span text:style-name="T3"> sua tabela você pode chamar o método addBehavior(). Geralmente o melhor lugar para fazer isso é no método initialize(): </text:span></text:p>
      <text:p text:style-name="P33"/>
      <text:p text:style-name="P77">namespace App\Model\Table;</text:p>
      <text:p text:style-name="P78"/>
      <text:p text:style-name="P78">use Cake\ORM\Table;</text:p>
      <text:p text:style-name="P78"/>
      <text:p text:style-name="P78">class ArticlesTable extends Table</text:p>
      <text:p text:style-name="P78">{</text:p>
      <text:p text:style-name="P78"><text:s text:c="4"/>public function initialize(array $config)</text:p>
      <text:p text:style-name="P78"><text:s text:c="4"/>{</text:p>
      <text:p text:style-name="P78"><text:s text:c="8"/>$this-&gt;addBehavior('Timestamp');</text:p>
      <text:p text:style-name="P78"><text:s text:c="4"/>}</text:p>
      <text:p text:style-name="P82">}</text:p>
      <text:p text:style-name="P32">Assim como em associações, você pode usar a sintaxe de plugins e oferecer adicinias opções de configuração:</text:p>
      <text:p text:style-name="P34"><text:a xlink:type="simple" xlink:href="http://book.cakephp.org/3.0/en/appendices/glossary.html#term-plugin-syntax" text:style-name="Internet_20_link" text:visited-style-name="Visited_20_Internet_20_Link"><text:span text:style-name="T3">http://book.cakephp.org/3.0/en/appendices/glossary.html#term-plugin-syntax</text:span></text:a></text:p>
      <text:p text:style-name="P32"/>
      <text:p text:style-name="P76">namespace App\Model\Table;</text:p>
      <text:p text:style-name="P78"/>
      <text:p text:style-name="P78">use Cake\ORM\Table;</text:p>
      <text:p text:style-name="P78"/>
      <text:p text:style-name="P78">class ArticlesTable extends Table</text:p>
      <text:p text:style-name="P78">{</text:p>
      <text:p text:style-name="P78"><text:s text:c="4"/>public function initialize(array $config)</text:p>
      <text:p text:style-name="P78"><text:s text:c="4"/>{</text:p>
      <text:p text:style-name="P78"><text:soft-page-break/><text:s text:c="8"/>$this-&gt;addBehavior('Timestamp', [</text:p>
      <text:p text:style-name="P78"><text:s text:c="12"/>'events' =&gt; [</text:p>
      <text:p text:style-name="P78"><text:s text:c="16"/>'Model.beforeSave' =&gt; [</text:p>
      <text:p text:style-name="P78"><text:s text:c="20"/>'created_at' =&gt; 'new',</text:p>
      <text:p text:style-name="P78"><text:s text:c="20"/>'modified_at' =&gt; 'always'</text:p>
      <text:p text:style-name="P78"><text:s text:c="16"/>]</text:p>
      <text:p text:style-name="P78"><text:s text:c="12"/>]</text:p>
      <text:p text:style-name="P78"><text:s text:c="8"/>]);</text:p>
      <text:p text:style-name="P78"><text:s text:c="4"/>}</text:p>
      <text:p text:style-name="P82">}</text:p>
      <text:p text:style-name="P34"><text:bookmark text:name="result_box1"/><text:span text:style-name="T3">Você pode descobrir mais sobre os comportamentos/</text:span><text:span text:style-name="T6">behaviors</text:span><text:span text:style-name="T3">, incluindo os comportamentos/</text:span><text:span text:style-name="T6">behaviors</text:span><text:span text:style-name="T3"> fornecidos p</text:span><text:span text:style-name="T6">elo</text:span><text:span text:style-name="T3"> CakePHP no capítulo sobre</text:span> <text:span text:style-name="T7">Behaviors:</text:span></text:p>
      <text:p text:style-name="P35"><text:a xlink:type="simple" xlink:href="http://book.cakephp.org/3.0/en/orm/behaviors.html" text:style-name="Internet_20_link" text:visited-style-name="Visited_20_Internet_20_Link">http://book.cakephp.org/3.0/en/orm/behaviors.html</text:a></text:p>
      <text:p text:style-name="P35"/>
      <text:p text:style-name="P36">Mais:</text:p>
      <text:p text:style-name="P36"><text:a xlink:type="simple" xlink:href="http://book.cakephp.org/3.0/en/orm/table-objects.html" text:style-name="Internet_20_link" text:visited-style-name="Visited_20_Internet_20_Link">http://book.cakephp.org/3.0/en/orm/table-objects.html</text:a> </text:p>
      <text:p text:style-name="P34"/>
      <text:p text:style-name="P30"><text:s/></text:p>
      <text:p text:style-name="P10">Entity</text:p>
      <text:p text:style-name="P38"/>
      <text:p text:style-name="P38">&lt;?php </text:p>
      <text:p text:style-name="P38">namespace App\Model\Entity;</text:p>
      <text:p text:style-name="P38"/>
      <text:p text:style-name="P38">use Cake\Auth\DefaultPasswordHasher;</text:p>
      <text:p text:style-name="P38">use Cake\ORM\Entity;</text:p>
      <text:p text:style-name="P38"/>
      <text:p text:style-name="P38">class User extends Entity</text:p>
      <text:p text:style-name="P38">{</text:p>
      <text:p text:style-name="P38"/>
      <text:p text:style-name="P38"><text:s text:c="4"/>// Make all fields mass assignable except for primary key field "id".</text:p>
      <text:p text:style-name="P38"><text:s text:c="4"/>protected $_accessible = [</text:p>
      <text:p text:style-name="P38"><text:s text:c="8"/>'*' =&gt; true,</text:p>
      <text:p text:style-name="P38"><text:s text:c="8"/>'id' =&gt; false</text:p>
      <text:p text:style-name="P38"><text:s text:c="4"/>];</text:p>
      <text:p text:style-name="P38"/>
      <text:p text:style-name="P38"><text:s text:c="4"/>// ...</text:p>
      <text:p text:style-name="P38"/>
      <text:p text:style-name="P38"><text:s text:c="4"/>protected function _setPassword($password)</text:p>
      <text:p text:style-name="P38"><text:s text:c="4"/>{</text:p>
      <text:p text:style-name="P38"><text:s text:c="8"/>return (new DefaultPasswordHasher)-&gt;hash($password);</text:p>
      <text:p text:style-name="P38"><text:s text:c="4"/>}</text:p>
      <text:p text:style-name="P38"/>
      <text:p text:style-name="P38"><text:s text:c="4"/>// ...</text:p>
      <text:p text:style-name="P38">}</text:p>
      <text:p text:style-name="P38">?&gt;</text:p>
      <text:p text:style-name="P38"/>
      <text:p text:style-name="P38"/>
      <text:p text:style-name="P38"/>
      <text:p text:style-name="P72">Table</text:p>
      <text:p text:style-name="P39"/>
      <text:p text:style-name="P39">&lt;?php</text:p>
      <text:p text:style-name="P39">namespace App\Model\Table;</text:p>
      <text:p text:style-name="P39"/>
      <text:p text:style-name="P39">use Cake\ORM\Query;</text:p>
      <text:p text:style-name="P39">use Cake\ORM\RulesChecker;</text:p>
      <text:p text:style-name="P39">use Cake\ORM\Table;</text:p>
      <text:p text:style-name="P39">use Cake\Validation\Validator;</text:p>
      <text:p text:style-name="P39"/>
      <text:p text:style-name="P39">/**</text:p>
      <text:p text:style-name="P39"><text:s/>* Users Model</text:p>
      <text:p text:style-name="P39"><text:s/>*</text:p>
      <text:p text:style-name="P39"><text:s/>* @property \Cake\ORM\Association\BelongsTo $Groups</text:p>
      <text:p text:style-name="P39"><text:s/>* @property \Cake\ORM\Association\HasMany $Clientes</text:p>
      <text:p text:style-name="P39"><text:s/>*</text:p>
      <text:p text:style-name="P39"><text:s/>* @method \App\Model\Entity\User get($primaryKey, $options = [])</text:p>
      <text:p text:style-name="P39"><text:s/>* @method \App\Model\Entity\User newEntity($data = null, array $options = [])</text:p>
      <text:p text:style-name="P39"><text:s/>* @method \App\Model\Entity\User[] newEntities(array $data, array $options = [])</text:p>
      <text:p text:style-name="P39"><text:s/>* @method \App\Model\Entity\User|bool save(\Cake\Datasource\EntityInterface $entity, $options = [])</text:p>
      <text:p text:style-name="P39"><text:s/>* @method \App\Model\Entity\User patchEntity(\Cake\Datasource\EntityInterface $entity, array $data, array $options = [])</text:p>
      <text:p text:style-name="P39"><text:s/>* @method \App\Model\Entity\User[] patchEntities($entities, array $data, array $options = [])</text:p>
      <text:p text:style-name="P39"><text:s/>* @method \App\Model\Entity\User findOrCreate($search, callable $callback = null, $options = [])</text:p>
      <text:p text:style-name="P39"><text:s/>*</text:p>
      <text:p text:style-name="P39"><text:s/>* @mixin \Cake\ORM\Behavior\TimestampBehavior</text:p>
      <text:p text:style-name="P39"><text:s/>*/</text:p>
      <text:p text:style-name="P39">class UsersTable extends Table</text:p>
      <text:p text:style-name="P39">{</text:p>
      <text:p text:style-name="P39"/>
      <text:p text:style-name="P39"><text:s text:c="4"/>/**</text:p>
      <text:p text:style-name="P39"><text:s text:c="5"/>* Initialize method</text:p>
      <text:p text:style-name="P39"><text:s text:c="5"/>*</text:p>
      <text:p text:style-name="P39"><text:s text:c="5"/>* @param array $config The configuration for the Table.</text:p>
      <text:p text:style-name="P39"><text:s text:c="5"/>* @return void</text:p>
      <text:p text:style-name="P39"><text:s text:c="5"/>*/</text:p>
      <text:p text:style-name="P39"><text:s text:c="4"/>public function initialize(array $config)</text:p>
      <text:p text:style-name="P39"><text:s text:c="4"/>{</text:p>
      <text:p text:style-name="P39"><text:s text:c="8"/>parent::initialize($config);</text:p>
      <text:p text:style-name="P39"/>
      <text:p text:style-name="P39"><text:s text:c="8"/>$this-&gt;setTable('users');</text:p>
      <text:p text:style-name="P39"><text:s text:c="8"/>$this-&gt;setDisplayField('id');</text:p>
      <text:p text:style-name="P39"><text:s text:c="8"/>$this-&gt;setPrimaryKey('id');</text:p>
      <text:p text:style-name="P39"/>
      <text:p text:style-name="P39"><text:s text:c="8"/>$this-&gt;addBehavior('Timestamp');</text:p>
      <text:p text:style-name="P39"/>
      <text:p text:style-name="P39"><text:s text:c="8"/>$this-&gt;belongsTo('Groups', [</text:p>
      <text:p text:style-name="P39"><text:s text:c="12"/>'foreignKey' =&gt; 'group_id',</text:p>
      <text:p text:style-name="P39"><text:s text:c="12"/>'joinType' =&gt; 'INNER'</text:p>
      <text:p text:style-name="P39"><text:s text:c="8"/>]);</text:p>
      <text:p text:style-name="P39"><text:soft-page-break/><text:s text:c="8"/>$this-&gt;hasMany('Clientes', [</text:p>
      <text:p text:style-name="P39"><text:s text:c="12"/>'foreignKey' =&gt; 'user_id'</text:p>
      <text:p text:style-name="P39"><text:s text:c="8"/>]);</text:p>
      <text:p text:style-name="P39"><text:s text:c="4"/>}</text:p>
      <text:p text:style-name="P39"/>
      <text:p text:style-name="P39"><text:s text:c="4"/>/**</text:p>
      <text:p text:style-name="P39"><text:s text:c="5"/>* Default validation rules.</text:p>
      <text:p text:style-name="P39"><text:s text:c="5"/>*</text:p>
      <text:p text:style-name="P39"><text:s text:c="5"/>* @param \Cake\Validation\Validator $validator Validator instance.</text:p>
      <text:p text:style-name="P39"><text:s text:c="5"/>* @return \Cake\Validation\Validator</text:p>
      <text:p text:style-name="P39"><text:s text:c="5"/>*/</text:p>
      <text:p text:style-name="P39"><text:s text:c="4"/>public function validationDefault(Validator $validator)</text:p>
      <text:p text:style-name="P39"><text:s text:c="4"/>{</text:p>
      <text:p text:style-name="P39"><text:s text:c="8"/>$validator</text:p>
      <text:p text:style-name="P39"><text:s text:c="12"/>-&gt;integer('id')</text:p>
      <text:p text:style-name="P39"><text:s text:c="12"/>-&gt;allowEmpty('id', 'create');</text:p>
      <text:p text:style-name="P39"/>
      <text:p text:style-name="P39"><text:s text:c="8"/>$validator</text:p>
      <text:p text:style-name="P39"><text:s text:c="12"/>-&gt;requirePresence('username', 'create')</text:p>
      <text:p text:style-name="P39"><text:s text:c="12"/>-&gt;notEmpty('username')</text:p>
      <text:p text:style-name="P39"><text:s text:c="12"/>-&gt;add('username', 'unique', ['rule' =&gt; 'validateUnique', 'provider' =&gt; 'table']);</text:p>
      <text:p text:style-name="P39"/>
      <text:p text:style-name="P39"><text:s text:c="8"/>$validator</text:p>
      <text:p text:style-name="P39"><text:s text:c="12"/>-&gt;requirePresence('password', 'create')</text:p>
      <text:p text:style-name="P39"><text:s text:c="12"/>-&gt;notEmpty('password');</text:p>
      <text:p text:style-name="P39"/>
      <text:p text:style-name="P39"><text:s text:c="8"/>return $validator;</text:p>
      <text:p text:style-name="P39"><text:s text:c="4"/>}</text:p>
      <text:p text:style-name="P39"/>
      <text:p text:style-name="P39"><text:s text:c="4"/>/**</text:p>
      <text:p text:style-name="P39"><text:s text:c="5"/>* Returns a rules checker object that will be used for validating</text:p>
      <text:p text:style-name="P39"><text:s text:c="5"/>* application integrity.</text:p>
      <text:p text:style-name="P39"><text:s text:c="5"/>*</text:p>
      <text:p text:style-name="P39"><text:s text:c="5"/>* @param \Cake\ORM\RulesChecker $rules The rules object to be modified.</text:p>
      <text:p text:style-name="P39"><text:s text:c="5"/>* @return \Cake\ORM\RulesChecker</text:p>
      <text:p text:style-name="P39"><text:s text:c="5"/>*/</text:p>
      <text:p text:style-name="P39"><text:s text:c="4"/>public function buildRules(RulesChecker $rules)</text:p>
      <text:p text:style-name="P39"><text:s text:c="4"/>{</text:p>
      <text:p text:style-name="P39"><text:s text:c="8"/>$rules-&gt;add($rules-&gt;isUnique(['username']));</text:p>
      <text:p text:style-name="P39"><text:s text:c="8"/>$rules-&gt;add($rules-&gt;existsIn(['group_id'], 'Groups'));</text:p>
      <text:p text:style-name="P39"/>
      <text:p text:style-name="P39"><text:s text:c="8"/>return $rules;</text:p>
      <text:p text:style-name="P39"><text:s text:c="4"/>}</text:p>
      <text:p text:style-name="P39">}</text:p>
      <text:p text:style-name="P39"/>
      <text:p text:style-name="P39"/>
      <text:p text:style-name="P73">Implementação do displayField()</text:p>
      <text:p text:style-name="P40"/>
      <text:p text:style-name="P40">Tenho duas tabelas relacionadas: users e clientes.</text:p>
      <text:p text:style-name="P40">Clientes tem um campo user_id</text:p>
      <text:p text:style-name="P40"/>
      <text:p text:style-name="P40">Em</text:p>
      <text:p text:style-name="P40">src/Model/Table/UsersTable.php</text:p>
      <text:p text:style-name="P40"/>
      <text:p text:style-name="P40">Mude o displayField para mostrar não o id mas o username</text:p>
      <text:p text:style-name="P40"/>
      <text:p text:style-name="P40"><text:s text:c="8"/>$this-&gt;displayField('username');</text:p>
      <text:p text:style-name="P40"><text:s text:c="8"/></text:p>
      <text:p text:style-name="P40">Aproveite e torne requerido o campo user_id em clientes</text:p>
      <text:p text:style-name="P40"/>
      <text:p text:style-name="P40">src/Model/Table/ClientesTable.php</text:p>
      <text:p text:style-name="P40"/>
      <text:p text:style-name="P40">Adicione</text:p>
      <text:p text:style-name="P40"/>
      <text:p text:style-name="P40"><text:s text:c="8"/>$validator</text:p>
      <text:p text:style-name="P40"><text:s text:c="12"/>-&gt;notBlank('user_id');</text:p>
      <text:p text:style-name="P40"/>
      <text:p text:style-name="P40"/>
      <text:p text:style-name="P40">No Clientes/index.ctp no valor do user_id:</text:p>
      <text:p text:style-name="P40"/>
      <text:p text:style-name="P40"><text:s text:c="16"/>&lt;td&gt;&lt;?= $cliente-&gt;has('user') ? $this-&gt;Html-&gt;link($cliente-&gt;user-&gt;id, ['controller' =&gt; 'Users', 'action' =&gt; 'view', $cliente-&gt;user-&gt;id]) : '' ?&gt;&lt;/td&gt;</text:p>
      <text:p text:style-name="P40"/>
      <text:p text:style-name="P40"/>
      <text:p text:style-name="P40"/>
      <text:p text:style-name="P11">Dicas de Validações</text:p>
      <text:p text:style-name="P41"/>
      <text:p text:style-name="P41">Validações</text:p>
      <text:p text:style-name="P41"/>
      <text:p text:style-name="P41">E-mail requerido</text:p>
      <text:p text:style-name="P41"/>
      <text:p text:style-name="P41"><text:s text:c="8"/>$validator</text:p>
      <text:p text:style-name="P41"><text:s text:c="12"/>-&gt;email('email')</text:p>
      <text:p text:style-name="P41"><text:s text:c="12"/>-&gt;notBlank('email')</text:p>
      <text:p text:style-name="P41"><text:s text:c="12"/>-&gt;add('email', 'unique', [</text:p>
      <text:p text:style-name="P41"><text:s text:c="12"/><text:tab/>'rule' =&gt; 'validateUnique', </text:p>
      <text:p text:style-name="P41"><text:s text:c="12"/><text:tab/>'provider' =&gt; 'table'</text:p>
      <text:p text:style-name="P41"><text:s text:c="12"/>]);</text:p>
      <text:p text:style-name="P41">ou</text:p>
      <text:p text:style-name="P41"><text:s text:c="8"/>$validator</text:p>
      <text:p text:style-name="P41"><text:tab/><text:tab/> <text:s text:c="2"/>-&gt;requirePresence('email')</text:p>
      <text:p text:style-name="P41"><text:tab/><text:tab/><text:tab/>-&gt;add('email', 'validFormat', [</text:p>
      <text:p text:style-name="P41"><text:tab/><text:tab/><text:tab/><text:tab/>'rule' =&gt; 'email',</text:p>
      <text:p text:style-name="P41"><text:tab/><text:tab/><text:tab/><text:tab/>'message' =&gt; 'E-mail inválido'</text:p>
      <text:p text:style-name="P41"><text:tab/><text:tab/><text:tab/>]);</text:p>
      <text:p text:style-name="P41"/>
      <text:p text:style-name="P41"/>
      <text:p text:style-name="P41">Nome requerido</text:p>
      <text:p text:style-name="P41"><text:soft-page-break/></text:p>
      <text:p text:style-name="P41"><text:s text:c="8"/>$validator</text:p>
      <text:p text:style-name="P41"><text:s text:c="12"/>-&gt;requirePresence('nome', 'create')</text:p>
      <text:p text:style-name="P41"><text:s text:c="12"/>-&gt;notEmpty('nome');</text:p>
      <text:p text:style-name="P41"/>
      <text:p text:style-name="P41"/>
      <text:p text:style-name="P41">No Model/Table/ClientesTable.php</text:p>
      <text:p text:style-name="P41"/>
      <text:p text:style-name="P41">Rule customizada para o campo nascimento</text:p>
      <text:p text:style-name="P41"/>
      <text:p text:style-name="P41"><text:s text:c="4"/>public function validationDefault(Validator $validator)</text:p>
      <text:p text:style-name="P41"><text:s text:c="4"/>{</text:p>
      <text:p text:style-name="P41"><text:s text:c="8"/>$validator</text:p>
      <text:p text:style-name="P41"><text:s text:c="12"/>-&gt;integer('id')</text:p>
      <text:p text:style-name="P41"><text:s text:c="12"/>-&gt;allowEmpty('id', 'create');</text:p>
      <text:p text:style-name="P41"/>
      <text:p text:style-name="P41"><text:s text:c="8"/>$validator</text:p>
      <text:p text:style-name="P41"><text:s text:c="12"/>-&gt;requirePresence('nome', 'create')</text:p>
      <text:p text:style-name="P41"><text:s text:c="12"/>-&gt;notEmpty('nome');</text:p>
      <text:p text:style-name="P41"/>
      <text:p text:style-name="P41"><text:s text:c="8"/>$validator</text:p>
      <text:p text:style-name="P41"><text:s text:c="12"/>-&gt;email('email')</text:p>
      <text:p text:style-name="P41"><text:s text:c="12"/>-&gt;notBlank('email')</text:p>
      <text:p text:style-name="P41"><text:s text:c="12"/>-&gt;add('email', 'unique', ['rule' =&gt; 'validateUnique', 'provider' =&gt; 'table']);</text:p>
      <text:p text:style-name="P41"/>
      <text:p text:style-name="P41"><text:s text:c="8"/>$validator-&gt;add('nascimento',[</text:p>
      <text:p text:style-name="P41"><text:tab/> <text:s text:c="7"/>'notEmptyCheck'=&gt;[</text:p>
      <text:p text:style-name="P41"><text:s text:c="4"/><text:tab/><text:tab/> <text:s text:c="3"/>'rule'=&gt;[$this,'notEmptyNascimento'],</text:p>
      <text:p text:style-name="P41"><text:s text:c="4"/><text:tab/><text:tab/> <text:s text:c="3"/>'provider'=&gt;'table',</text:p>
      <text:p text:style-name="P41"><text:s text:c="4"/><text:tab/><text:tab/> <text:s text:c="3"/>'message'=&gt;'Favor selecionar uma data de nascimento'</text:p>
      <text:p text:style-name="P41"><text:s text:c="4"/><text:tab/><text:tab/> ]</text:p>
      <text:p text:style-name="P41"><text:s text:c="9"/>]);</text:p>
      <text:p text:style-name="P41"/>
      <text:p text:style-name="P41"><text:s text:c="8"/>$validator</text:p>
      <text:p text:style-name="P41"><text:s text:c="12"/>-&gt;allowEmpty('cpf');</text:p>
      <text:p text:style-name="P41"/>
      <text:p text:style-name="P41"><text:s text:c="8"/>$validator</text:p>
      <text:p text:style-name="P41"><text:s text:c="12"/>-&gt;allowEmpty('cnpj');</text:p>
      <text:p text:style-name="P41"/>
      <text:p text:style-name="P41"><text:s text:c="8"/>$validator</text:p>
      <text:p text:style-name="P41"><text:s text:c="12"/>-&gt;allowEmpty('fone');</text:p>
      <text:p text:style-name="P41"/>
      <text:p text:style-name="P41"><text:s text:c="8"/>$validator</text:p>
      <text:p text:style-name="P41"><text:s text:c="12"/>-&gt;allowEmpty('observacao');</text:p>
      <text:p text:style-name="P41"/>
      <text:p text:style-name="P41"><text:s text:c="8"/>$validator</text:p>
      <text:p text:style-name="P41"><text:s text:c="12"/>-&gt;notBlank('user_id');</text:p>
      <text:p text:style-name="P41"/>
      <text:p text:style-name="P41"><text:s text:c="8"/>return $validator;</text:p>
      <text:p text:style-name="P41"><text:s text:c="4"/>}</text:p>
      <text:p text:style-name="P41"/>
      <text:p text:style-name="P41"><text:s text:c="4"/>public function notEmptyNascimento($value,$context){</text:p>
      <text:p text:style-name="P41"><text:soft-page-break/><text:s text:c="8"/>if(empty($context['data']['nascimento'])) {</text:p>
      <text:p text:style-name="P41"><text:s text:c="12"/>return false;</text:p>
      <text:p text:style-name="P41"><text:s text:c="8"/>} else {</text:p>
      <text:p text:style-name="P41"><text:s text:c="12"/>return true;</text:p>
      <text:p text:style-name="P41"><text:s text:c="8"/>}</text:p>
      <text:p text:style-name="P41"><text:s text:c="4"/>}</text:p>
      <text:p text:style-name="P41"><text:s text:c="4"/></text:p>
      <text:p text:style-name="P41">Dica: O campo group_id não aparecia por padrão na lista de validações e mesmo que não fosse selecionado nenhum grupo</text:p>
      <text:p text:style-name="P41">o registro era armazenado. Então adicionei a validação como notBlank e na view add.ctp usei:</text:p>
      <text:p text:style-name="P41"/>
      <text:p text:style-name="P41"><text:s text:c="12"/>echo $this-&gt;Form-&gt;input('user_id', ['options' =&gt; $users,'empty'=&gt;true]);</text:p>
      <text:p text:style-name="P41"><text:s text:c="12"/></text:p>
      <text:p text:style-name="P41">Assim aparece o asterisco vermelho indicando requerido e somente quando alguém esoclhe um grupo na lista é permitodo cadastrar. <text:s text:c="11"/></text:p>
      <text:p text:style-name="P41"><text:s text:c="4"/></text:p>
      <text:p text:style-name="P41">Sugestão para lista <text:s text:c="3"/></text:p>
      <text:p text:style-name="P41"/>
      <text:p text:style-name="P41"><text:s text:c="4"/>public function validationDefault(Validator $validator)</text:p>
      <text:p text:style-name="P41"><text:s text:c="4"/>{</text:p>
      <text:p text:style-name="P41"><text:s text:c="8"/>return $validator</text:p>
      <text:p text:style-name="P41"><text:s text:c="12"/>-&gt;notEmpty('first_name', 'A username is required')</text:p>
      <text:p text:style-name="P41"><text:s text:c="12"/>-&gt;notEmpty('last_name', 'A username is required')</text:p>
      <text:p text:style-name="P41"><text:s text:c="12"/>-&gt;notEmpty('email', 'A username is required')</text:p>
      <text:p text:style-name="P41"><text:s text:c="12"/>-&gt;notEmpty('username', 'A username is required')</text:p>
      <text:p text:style-name="P41"><text:s text:c="12"/>-&gt;notEmpty('password', 'A username is required')</text:p>
      <text:p text:style-name="P41"><text:s text:c="12"/>-&gt;add('role', 'inList', [</text:p>
      <text:p text:style-name="P41"><text:s text:c="16"/>'rule' =&gt; ['inList', ['Employer', 'Job Seeker']],</text:p>
      <text:p text:style-name="P41"><text:s text:c="16"/>'message' =&gt; 'Please enter a valid role'</text:p>
      <text:p text:style-name="P41"><text:s text:c="12"/>]);</text:p>
      <text:p text:style-name="P41"><text:s text:c="4"/>}</text:p>
      <text:p text:style-name="P41"/>
      <text:p text:style-name="P41"/>
      <text:p text:style-name="P41">Como o Cake exige que as datas sejam null por default, uma forma de contornar isso exigindo o preenchimento</text:p>
      <text:p text:style-name="P41">é criando uma validação customizada:</text:p>
      <text:p text:style-name="P41"/>
      <text:p text:style-name="P41">No Model/Table/ClientesTable.php</text:p>
      <text:p text:style-name="P41"><text:s text:c="4"/>public function validationDefault(Validator $validator)</text:p>
      <text:p text:style-name="P41"><text:s text:c="4"/>{</text:p>
      <text:p text:style-name="P41"><text:tab/><text:tab/>...</text:p>
      <text:p text:style-name="P41"><text:s text:c="8"/>$validator-&gt;add('nascimento',[</text:p>
      <text:p text:style-name="P41"><text:tab/> <text:s text:c="7"/>'notEmptyCheck'=&gt;[</text:p>
      <text:p text:style-name="P41"><text:s text:c="4"/><text:tab/><text:tab/> <text:s text:c="3"/>'rule'=&gt;[$this,'notEmptyNascimento'],</text:p>
      <text:p text:style-name="P41"><text:s text:c="4"/><text:tab/><text:tab/> <text:s text:c="3"/>'provider'=&gt;'table',</text:p>
      <text:p text:style-name="P41"><text:s text:c="4"/><text:tab/><text:tab/> <text:s text:c="3"/>'message'=&gt;'Favor selecionar uma data de nascimento'</text:p>
      <text:p text:style-name="P41"><text:s text:c="4"/><text:tab/><text:tab/> ]</text:p>
      <text:p text:style-name="P41"><text:s text:c="9"/>]);</text:p>
      <text:p text:style-name="P41"><text:tab/><text:tab/>...</text:p>
      <text:p text:style-name="P41"><text:s text:c="8"/>return $validator;</text:p>
      <text:p text:style-name="P41"><text:s text:c="4"/>}</text:p>
      <text:p text:style-name="P41"/>
      <text:p text:style-name="P41"><text:soft-page-break/><text:s text:c="4"/>public function notEmptyNascimento($value,$context){</text:p>
      <text:p text:style-name="P41"><text:s text:c="8"/>if(empty($context['data']['nascimento'])) {</text:p>
      <text:p text:style-name="P41"><text:s text:c="12"/>return false;</text:p>
      <text:p text:style-name="P41"><text:s text:c="8"/>} else {</text:p>
      <text:p text:style-name="P41"><text:s text:c="12"/>return true;</text:p>
      <text:p text:style-name="P41"><text:s text:c="8"/>}</text:p>
      <text:p text:style-name="P41"><text:s text:c="4"/>}</text:p>
      <text:p text:style-name="P41"/>
      <text:p text:style-name="P41">Sugestão para lista</text:p>
      <text:p text:style-name="P41"/>
      <text:p text:style-name="P41"><text:s text:c="4"/>public function validationDefault(Validator $validator)</text:p>
      <text:p text:style-name="P41"><text:s text:c="4"/>{</text:p>
      <text:p text:style-name="P41"><text:s text:c="8"/>return $validator</text:p>
      <text:p text:style-name="P41"><text:s text:c="12"/>-&gt;notEmpty('first_name', 'A username is required')</text:p>
      <text:p text:style-name="P41"><text:s text:c="12"/>-&gt;notEmpty('last_name', 'A username is required')</text:p>
      <text:p text:style-name="P41"><text:s text:c="12"/>-&gt;notEmpty('email', 'A username is required')</text:p>
      <text:p text:style-name="P41"><text:s text:c="12"/>-&gt;notEmpty('username', 'A username is required')</text:p>
      <text:p text:style-name="P41"><text:s text:c="12"/>-&gt;notEmpty('password', 'A username is required')</text:p>
      <text:p text:style-name="P41"><text:s text:c="12"/>-&gt;add('role', 'inList', [</text:p>
      <text:p text:style-name="P41"><text:s text:c="16"/>'rule' =&gt; ['inList', ['Employer', 'Job Seeker']],</text:p>
      <text:p text:style-name="P41"><text:s text:c="16"/>'message' =&gt; 'Please enter a valid role'</text:p>
      <text:p text:style-name="P41"><text:s text:c="12"/>]);</text:p>
      <text:p text:style-name="P41"><text:s text:c="4"/>}</text:p>
      <text:p text:style-name="P41"/>
      <text:p text:style-name="P41"/>
      <text:p text:style-name="P12">Dicas sobre Bancos de dados</text:p>
      <text:p text:style-name="P42"/>
      <text:p text:style-name="P42">Relacionamentos</text:p>
      <text:p text:style-name="P42"/>
      <text:p text:style-name="P42">O campo secundário do relacionamento precisa ser NOT NULL na tabela.</text:p>
      <text:p text:style-name="P42">Exemplo</text:p>
      <text:p text:style-name="P42">users com clientes</text:p>
      <text:p text:style-name="P42"/>
      <text:p text:style-name="P42">Em clientes temos o campo user_id que relaciona as tabelas.</text:p>
      <text:p text:style-name="P42">Na tabela clientes o campo user_id precisa ser:</text:p>
      <text:p text:style-name="P42">user_id int not null</text:p>
      <text:p text:style-name="P42"/>
      <text:p text:style-name="P42">Caso contrário teremos sérios problemas de cadastramento de todos os registros </text:p>
      <text:p text:style-name="P42">vazios e fura o relacionamento.</text:p>
      <text:p text:style-name="P42"/>
      <text:p text:style-name="P42"/>
      <text:p text:style-name="P13">Perigo do Valor Default</text:p>
      <text:p text:style-name="P43"/>
      <text:p text:style-name="P43">Na criação das tabelas não deixe valor defaul em campos.</text:p>
      <text:p text:style-name="P43">Caso deixe ele não será criticado, não será exigida uma entrada do usuário.</text:p>
      <text:p text:style-name="P43">Ao teclar enter sem ter digitado nada o valor default será armazenado.</text:p>
      <text:p text:style-name="P43"/>
      <text:p text:style-name="P43">Um bom exemplo é o campo user_id no Clientes/add.ctp que por padrão é criado assim pelo Bake</text:p>
      <text:p text:style-name="P43"/>
      <text:p text:style-name="P43"><text:s text:c="12"/>echo $this-&gt;Form-&gt;input('user_id', ['options' =&gt; $users]);</text:p>
      <text:p text:style-name="P43"><text:s text:c="12"/></text:p>
      <text:p text:style-name="P43">Desta forma o primeiro valor é assumido sempre que o usuário não seleciona algo no select.</text:p>
      <text:p text:style-name="P43"><text:soft-page-break/></text:p>
      <text:p text:style-name="P43">Idealmente mude para algo assim:</text:p>
      <text:p text:style-name="P43"><text:s text:c="12"/>echo $this-&gt;Form-&gt;input('user_id', ['empty' =&gt; true,'options' =&gt; $users]);</text:p>
      <text:p text:style-name="P43"><text:s text:c="12"/></text:p>
      <text:p text:style-name="P43">Assim, ao teclar enter, sem ter selecionado nada será exigido que selecione algo.</text:p>
      <text:p text:style-name="P43"/>
      <text:p text:style-name="P43"/>
      <text:p text:style-name="P14">Form Helper</text:p>
      <text:p text:style-name="P44"/>
      <text:p text:style-name="P44">Dicas sobre data e hora</text:p>
      <text:p text:style-name="P44"/>
      <text:p text:style-name="P44">Para o CakePHP os campos do tipo data, datatime ou timestamp obrigatoriamente devem usar DEFAULT NULL:</text:p>
      <text:p text:style-name="P44"/>
      <text:p text:style-name="P44">nascimento date DEFAULT NULL</text:p>
      <text:p text:style-name="P44"/>
      <text:p text:style-name="P44">E também não podemos alterar sua validação para exigir preenchimento com notEmpty ou notBlank. Caso contrário</text:p>
      <text:p text:style-name="P44">o Cake não reconhece e não adiciona o registro.</text:p>
      <text:p text:style-name="P44"/>
      <text:p text:style-name="P44"/>
      <text:p text:style-name="P44">src/Template/Clientes/add.ctp ou edit.ctp</text:p>
      <text:p text:style-name="P44"/>
      <text:p text:style-name="P44">Ano mínimo sendo 13 anos antes do atual e máximo sendo 100 anos antes do atual, ou seja, </text:p>
      <text:p text:style-name="P44">como estou em 2016 de 1916 até 2003</text:p>
      <text:p text:style-name="P44"/>
      <text:p text:style-name="P44"><text:tab/><text:tab/>echo $this-&gt;Form-&gt;input('nascimento',['label' =&gt; 'Nascimento',</text:p>
      <text:p text:style-name="P44"><text:tab/> <text:s text:c="7"/>'dateFormat' <text:s text:c="3"/>=&gt; 'DMY',</text:p>
      <text:p text:style-name="P44"><text:tab/> <text:s text:c="7"/>'minYear' <text:s text:c="6"/>=&gt; date('Y') - 100,</text:p>
      <text:p text:style-name="P44"><text:tab/> <text:s text:c="7"/>'maxYear' <text:s text:c="6"/>=&gt; date('Y') - 13,</text:p>
      <text:p text:style-name="P44"><text:tab/> <text:s text:c="7"/>'empty' <text:s text:c="8"/>=&gt; [</text:p>
      <text:p text:style-name="P44"><text:tab/> <text:s text:c="11"/>'day' <text:s text:c="6"/>=&gt; 'Dia',</text:p>
      <text:p text:style-name="P44"><text:tab/> <text:s text:c="11"/>'month' <text:s text:c="4"/>=&gt; 'Mês',</text:p>
      <text:p text:style-name="P44"><text:tab/> <text:s text:c="11"/>'year' <text:s text:c="5"/>=&gt; 'Ano'</text:p>
      <text:p text:style-name="P44"><text:s text:c="12"/>]</text:p>
      <text:p text:style-name="P44"><text:s text:c="8"/>]);</text:p>
      <text:p text:style-name="P44"/>
      <text:p text:style-name="P45">Select com valor default</text:p>
      <text:p text:style-name="P45"/>
      <text:p text:style-name="P45">$options = ['A'=&gt;'Val1',</text:p>
      <text:p text:style-name="P45"><text:s text:c="12"/>'B'=&gt;'Val2',</text:p>
      <text:p text:style-name="P45"><text:s text:c="12"/>'C'=&gt;'Val3',</text:p>
      <text:p text:style-name="P45"><text:s text:c="12"/>'D'=&gt;'Val4',</text:p>
      <text:p text:style-name="P45"><text:s text:c="12"/>'E'=&gt;'Val5'];<text:tab/><text:tab/><text:tab/></text:p>
      <text:p text:style-name="P45"><text:s/>print $this-&gt;Form-&gt;select('category', $options,['multiple'=&gt;'checkbox', 'required'=&gt;'false', 'label'=&gt;'Category','class'=&gt;'col-md-12','value'=&gt;'E']);</text:p>
      <text:p text:style-name="P45"/>
      <text:p text:style-name="P45"/>
      <text:p text:style-name="P45">Select múltiplo (permite selecionar várias opções)</text:p>
      <text:p text:style-name="P45"/>
      <text:p text:style-name="P45"><text:tab/>print $this-&gt;Form-&gt;input('pilot_ratings',[</text:p>
      <text:p text:style-name="P45"><text:tab/><text:tab/>'type' =&gt; 'select',</text:p>
      <text:p text:style-name="P45"><text:soft-page-break/><text:tab/><text:tab/>'class' =&gt; 'listbox',</text:p>
      <text:p text:style-name="P45"><text:tab/><text:tab/>'size' =&gt; 5,</text:p>
      <text:p text:style-name="P45"><text:tab/><text:tab/>'id' =&gt; 'pilot_ratings',</text:p>
      <text:p text:style-name="P45"><text:tab/><text:tab/>'multiple' =&gt; 'multiple',</text:p>
      <text:p text:style-name="P45"><text:tab/><text:tab/>'options' =&gt; [</text:p>
      <text:p text:style-name="P45"><text:tab/><text:tab/> <text:s text:c="3"/>['name' =&gt; 'Habilitación de Vuelo Nocturno Local', 'value' =&gt; '1'],</text:p>
      <text:p text:style-name="P45"><text:tab/><text:tab/> <text:s text:c="3"/>['name' =&gt; 'Habilitación Cat. II / Cat. III', 'value' =&gt; '2'],</text:p>
      <text:p text:style-name="P45"><text:tab/><text:tab/> <text:s text:c="3"/>['name' =&gt; 'Habilitación de Remolque de Planeador', 'value' =&gt; '5']</text:p>
      <text:p text:style-name="P45"><text:tab/><text:tab/>]</text:p>
      <text:p text:style-name="P45"><text:tab/>]);</text:p>
      <text:p text:style-name="P45"/>
      <text:p text:style-name="P45"/>
      <text:p text:style-name="P45">src/Template/Clientes/add.ctp ou edit.ctp</text:p>
      <text:p text:style-name="P45"/>
      <text:p text:style-name="P45">Ano mínimo sendo 13 anos antes do atual e máximo sendo 100 anos antes do atual, ou seja, </text:p>
      <text:p text:style-name="P45">como estou em 2016 de 1916 até 2003</text:p>
      <text:p text:style-name="P45"/>
      <text:p text:style-name="P45"><text:tab/><text:tab/>echo $this-&gt;Form-&gt;input('nascimento',['label' =&gt; 'Nascimento',</text:p>
      <text:p text:style-name="P45"><text:tab/> <text:s text:c="7"/>'dateFormat' <text:s text:c="3"/>=&gt; 'DMY',</text:p>
      <text:p text:style-name="P45"><text:tab/> <text:s text:c="7"/>'minYear' <text:s text:c="6"/>=&gt; date('Y') - 100,</text:p>
      <text:p text:style-name="P45"><text:tab/> <text:s text:c="7"/>'maxYear' <text:s text:c="6"/>=&gt; date('Y') - 13,</text:p>
      <text:p text:style-name="P45"><text:tab/> <text:s text:c="7"/>'empty' <text:s text:c="8"/>=&gt; [</text:p>
      <text:p text:style-name="P45"><text:tab/> <text:s text:c="11"/>'day' <text:s text:c="6"/>=&gt; 'Dia',</text:p>
      <text:p text:style-name="P45"><text:tab/> <text:s text:c="11"/>'month' <text:s text:c="4"/>=&gt; 'Mês',</text:p>
      <text:p text:style-name="P45"><text:tab/> <text:s text:c="11"/>'year' <text:s text:c="5"/>=&gt; 'Ano'</text:p>
      <text:p text:style-name="P45"><text:s text:c="12"/>]</text:p>
      <text:p text:style-name="P45"><text:s text:c="8"/>]);</text:p>
      <text:p text:style-name="P45"/>
      <text:p text:style-name="P45"/>
      <text:p text:style-name="P46"><text:span text:style-name="T8">HTML</text:span></text:p>
      <text:p text:style-name="P46"/>
      <text:p text:style-name="P46">Para que Html-&gt;Link permita CSS:</text:p>
      <text:p text:style-name="P46"/>
      <text:p text:style-name="P46">&lt;?= $this-&gt;Html-&gt;Link('&lt;span class="glyphicon glyphicon-plus"&gt;&lt;/span&gt; Novo', ['controller'=&gt;'Bookmaarks','action'=&gt;'add'], </text:p>
      <text:p text:style-name="P46"><text:tab/>['class'=&gt;'btn tbn-primary pull-right']);</text:p>
      <text:p text:style-name="P46"><text:tab/></text:p>
      <text:p text:style-name="P46">Assim ele mostrará o código &lt;span...&lt;/span&gt;<text:tab/></text:p>
      <text:p text:style-name="P46"/>
      <text:p text:style-name="P46">Para que permita o CSS, use:</text:p>
      <text:p text:style-name="P46"/>
      <text:p text:style-name="P46">&lt;?= $this-&gt;Html-&gt;link('&lt;span class="glyphicon glyphicon-plus"&gt;&lt;/span&gt; Novo', ['controller'=&gt;'Bookmaarks','action'=&gt;'add'], </text:p>
      <text:p text:style-name="P46"><text:tab/>['class'=&gt;'btn tbn-primary pull-right', 'escape'=&gt;false]);</text:p>
      <text:p text:style-name="P46"><text:tab/></text:p>
      <text:p text:style-name="P46">Observação: </text:p>
      <text:p text:style-name="P46">classe Html, método link. Classe com inicial máiúscuça e método tudo em minúsculas.<text:tab/></text:p>
      <text:p text:style-name="P46"/>
      <text:p text:style-name="P46"/>
      <text:p text:style-name="P74">Form</text:p>
      <text:p text:style-name="P46"/>
      <text:p text:style-name="P46">Mudar o tipo de um campo</text:p>
      <text:p text:style-name="P46"/>
      <text:p text:style-name="P46">O Cake gerou um campo com o tipo textarea em um form.</text:p>
      <text:p text:style-name="P46">Para mudar podemos fazer isso:</text:p>
      <text:p text:style-name="P46"/>
      <text:p text:style-name="P46">print $this-&gt;Form-&gt;input('url',['label', 'URL']);</text:p>
      <text:p text:style-name="P46"/>
      <text:p text:style-name="P46">Mudar para tipo text (campo texto) assim:</text:p>
      <text:p text:style-name="P46"/>
      <text:p text:style-name="P46">print $this-&gt;Form-&gt;input('url',['type'=&gt;'text','label', 'URL']);</text:p>
      <text:p text:style-name="P46"/>
      <text:p text:style-name="P46"/>
      <text:p text:style-name="P21">Helpers CakePHP 3</text:p>
      <text:p text:style-name="P48"/>
      <text:p text:style-name="P48">Os helpers contém código de apresentação que é compartilhado entre muitas views, elements ou layouts.</text:p>
      <text:p text:style-name="P48"/>
      <text:p text:style-name="P49">O Cake já traz alguns bem úteis Helpers:</text:p>
      <text:p text:style-name="P49">- Flash</text:p>
      <text:p text:style-name="P49">- Form</text:p>
      <text:p text:style-name="P49">- Html</text:p>
      <text:p text:style-name="P49">- Number</text:p>
      <text:p text:style-name="P49">- Paginator</text:p>
      <text:p text:style-name="P49">- Text</text:p>
      <text:p text:style-name="P49">- Time</text:p>
      <text:p text:style-name="P49">- Url</text:p>
      <text:p text:style-name="P49"/>
      <text:p text:style-name="P50"><text:span text:style-name="T8">Carregamos Helpers</text:span> no Cake declarando em classes views.</text:p>
      <text:p text:style-name="P50"/>
      <text:p text:style-name="P51">Class AppView extends View</text:p>
      <text:p text:style-name="P51">{</text:p>
      <text:p text:style-name="P51"><text:tab/>public function initialize()</text:p>
      <text:p text:style-name="P51"><text:tab/>{</text:p>
      <text:p text:style-name="P51"><text:tab/><text:tab/>parent::initialize();</text:p>
      <text:p text:style-name="P51"><text:tab/><text:tab/>$this-<text:span text:style-name="T9">&gt;</text:span>loadHelper('Html')<text:span text:style-name="T9">;</text:span></text:p>
      <text:p text:style-name="P51"><text:tab/><text:tab/>$this-<text:span text:style-name="T10">&gt;</text:span>loadHelper('Form');</text:p>
      <text:p text:style-name="P51"><text:tab/><text:tab/>$this-<text:span text:style-name="T10">&gt;</text:span>loadHelper('<text:span text:style-name="T11">Flash</text:span>')<text:span text:style-name="T9">;</text:span></text:p>
      <text:p text:style-name="P51"><text:tab/>}</text:p>
      <text:p text:style-name="P51">}</text:p>
      <text:p text:style-name="P51"/>
      <text:p text:style-name="P15">Carregando Helpers em Plugins</text:p>
      <text:p text:style-name="P52"/>
      <text:p text:style-name="P51">$this-<text:span text:style-name="T12">&gt;</text:span>loadHelper('ContactManager.Comentario');</text:p>
      <text:p text:style-name="P51"/>
      <text:p text:style-name="P53">Podemos carregar helper condicionalmente</text:p>
      <text:p text:style-name="P79">class AppView extends View</text:p>
      <text:p text:style-name="P81">{</text:p>
      <text:p text:style-name="P81"><text:s text:c="4"/>public function initialize()</text:p>
      <text:p text:style-name="P81"><text:s text:c="4"/>{</text:p>
      <text:p text:style-name="P81"><text:s text:c="8"/>parent::initialize();</text:p>
      <text:p text:style-name="P81"><text:s text:c="8"/>if ($this-&gt;request-&gt;action === 'index') {</text:p>
      <text:p text:style-name="P80"><text:soft-page-break/><text:tab/><text:tab/>$this-&gt;loadHelper('<text:span text:style-name="T13">Message</text:span>');</text:p>
      <text:p text:style-name="P81"><text:s text:c="8"/>}</text:p>
      <text:p text:style-name="P81"><text:s text:c="4"/>}</text:p>
      <text:p text:style-name="P87">}</text:p>
      <text:p text:style-name="P16">Usando o Helper</text:p>
      <text:p text:style-name="P54"/>
      <text:p text:style-name="P54">$this-<text:span text:style-name="T14">&gt;</text:span>Form-<text:span text:style-name="T14">&gt;</text:span>create($article);<text:line-break/><text:span text:style-name="T15">Alguns helpers são carregados pelo Cake automaticamente, como é o caso do Form.</text:span></text:p>
      <text:p text:style-name="P53">Também podemos usar o método beforeRender() dos controllers para carregar Helpers.</text:p>
      <text:p text:style-name="P53"/>
      <text:p text:style-name="P53"/>
      <text:p text:style-name="P88">class ArticlesController extends AppController</text:p>
      <text:p text:style-name="P81">{</text:p>
      <text:p text:style-name="P81"><text:s text:c="4"/>public function beforeRender(Event $event)</text:p>
      <text:p text:style-name="P81"><text:s text:c="4"/>{</text:p>
      <text:p text:style-name="P81"><text:s text:c="8"/>parent::beforeRender($event);</text:p>
      <text:p text:style-name="P81"><text:s text:c="8"/>$this-&gt;viewBuilder()-&gt;helpers(['MyHelper']);</text:p>
      <text:p text:style-name="P81"><text:s text:c="4"/>}</text:p>
      <text:p text:style-name="P87">}</text:p>
      <text:p text:style-name="P53"/>
      <text:p text:style-name="P17">Criando Helpers</text:p>
      <text:p text:style-name="P55"/>
      <text:p text:style-name="P56">Podemos criar classes Helper para usar em aplicações ou em plugins.</text:p>
      <text:p text:style-name="P56"/>
      <text:p text:style-name="P57">Os Helpers têm algumas convenções que ajudam se seguirmos:</text:p>
      <text:p text:style-name="P57">- Arquivos de classe Helper devem ficar em src/View/Helper. Exemplo:</text:p>
      <text:p text:style-name="P57"><text:tab/>src/View/Helper/LinkHelper.php</text:p>
      <text:p text:style-name="P57">- Classes helpers devem ser sufixadas com Helper. Exemplo:</text:p>
      <text:p text:style-name="P57"><text:tab/>LinkHelper</text:p>
      <text:p text:style-name="P57">- Quando referenciar classes helper deve omitir o sufixo Helper:</text:p>
      <text:p text:style-name="P57"><text:tab/>$this-&gt;loadHelper('Link');</text:p>
      <text:p text:style-name="P57"/>
      <text:p text:style-name="P58">Criando o esqueleto de um Helper chamado <text:span text:style-name="T16">Message</text:span> com o bake:</text:p>
      <text:p text:style-name="P58"/>
      <text:p text:style-name="P58">cd c:\xampp\htdocs\aplicativo</text:p>
      <text:p text:style-name="P58">bin\cake bake helper <text:span text:style-name="T16">Message</text:span></text:p>
      <text:p text:style-name="P58"/>
      <text:p text:style-name="P59">Editar o src\View\Helper\<text:span text:style-name="T16">Message</text:span>Helper.php e adicionar as funções, <text:span text:style-name="T17">assim</text:span>:</text:p>
      <text:p text:style-name="P59"/>
      <text:p text:style-name="P60">&lt;?php<text:line-break/>namespace App\View\Helper;<text:line-break/><text:line-break/>use Cake\View\Helper;<text:line-break/>use Cake\View\View;<text:line-break/><text:line-break/>/**<text:line-break/> * Table helper<text:line-break/> */<text:line-break/>class TableHelper extends Helper<text:line-break/>{<text:line-break/><text:line-break/> <text:s text:c="3"/>/**<text:line-break/> <text:s text:c="4"/>* Default configuration.<text:line-break/> <text:s text:c="4"/>*<text:line-break/> <text:s text:c="4"/>* @var array<text:line-break/> <text:s text:c="4"/>*/<text:line-break/><text:tab/>protected $_defaultConfig = [];<text:line-break/><text:tab/></text:p>
      <text:p text:style-name="P60"><text:tab/>public function <text:span text:style-name="T16">msg</text:span>(<text:span text:style-name="T16">$msg</text:span>)<text:line-break/><text:tab/>{<text:line-break/><text:tab/><text:tab/>return '&lt;<text:span text:style-name="T16">h2</text:span>&gt;'.<text:span text:style-name="T16">$msg.'&lt;/h1&gt;'</text:span>;<text:line-break/><text:tab/>}<text:line-break/>}<text:line-break/></text:p>
      <text:p text:style-name="P18"><text:soft-page-break/>Carregar na classe AppView</text:p>
      <text:p text:style-name="P61"/>
      <text:p text:style-name="P62">Editar src/View/AppView.php e adicionar o loadHelper<text:span text:style-name="T18">()</text:span></text:p>
      <text:p text:style-name="P61"/>
      <text:p text:style-name="P79">class AppView extends View</text:p>
      <text:p text:style-name="P81">{</text:p>
      <text:p text:style-name="P81"><text:s text:c="4"/>public function initialize()</text:p>
      <text:p text:style-name="P81"><text:s text:c="4"/>{</text:p>
      <text:p text:style-name="P81"><text:s text:c="8"/>parent::initialize();</text:p>
      <text:p text:style-name="P81"><text:s text:c="8"/>if ($this-&gt;request-&gt;action === 'index') {</text:p>
      <text:p text:style-name="P80"><text:tab/><text:tab/>$this-&gt;loadHelper('<text:span text:style-name="T13">Message</text:span>');</text:p>
      <text:p text:style-name="P81"><text:s text:c="8"/>}</text:p>
      <text:p text:style-name="P81"><text:s text:c="4"/>}</text:p>
      <text:p text:style-name="P83">}</text:p>
      <text:p text:style-name="P84">Atente para o fato de que na classe acima ele restringe para que somente no action index.ctp o helper apareça. <text:span text:style-name="T19">Para mostrar em todas as actions use:</text:span></text:p>
      <text:p text:style-name="P85"><text:span text:style-name="T8">Observação</text:span> – pelos meus testes nem precisa carregar na AppView e o helper ficará disponível automaticamente.</text:p>
      <text:p text:style-name="P86"><text:s text:c="4"/>public function initialize()<text:line-break/> <text:s text:c="3"/>{<text:line-break/><text:tab/><text:tab/>$this-&gt;loadHelper('Message');<text:line-break/> <text:s text:c="3"/>}<text:line-break/></text:p>
      <text:p text:style-name="P18">Usando o Helper</text:p>
      <text:p text:style-name="P59">Editar <text:span text:style-name="T20">a view index.ctp</text:span> e adicionar:</text:p>
      <text:p text:style-name="P59"/>
      <text:p text:style-name="P63">&lt;?<text:span text:style-name="T21">=</text:span>$this-<text:span text:style-name="T22">&gt;</text:span>Message-<text:span text:style-name="T23">&gt;</text:span>msg('Minha<text:span text:style-name="T16"> Mensagem Helper</text:span>') ?&gt;</text:p>
      <text:p text:style-name="P59"/>
      <text:p text:style-name="P64">Ao chamar no navegador verá <text:span text:style-name="T24">a mensagem com título h2</text:span>.</text:p>
      <text:p text:style-name="P65">Um helper bem simples para mostrar o caminho das pedras.</text:p>
      <text:p text:style-name="P65"/>
      <text:p text:style-name="P47">Documentação oficial:</text:p>
      <text:p text:style-name="P47"><text:a xlink:type="simple" xlink:href="http://book.cakephp.org/3.0/en/views/helpers.html" text:style-name="Internet_20_link" text:visited-style-name="Visited_20_Internet_20_Link">http://book.cakephp.org/3.0/en/views/helpers.html</text:a> </text:p>
      <text:p text:style-name="P47"/>
      <text:p text:style-name="P47"/>
      <text:p text:style-name="P19">Templates </text:p>
      <text:p text:style-name="P66"/>
      <text:p text:style-name="P19">Criação de Menu com Element</text:p>
      <text:p text:style-name="P66"/>
      <text:p text:style-name="P66">Este element deve funcionar apenas para aplicativos que aplicaram o plugin Acl e seus usuários chamam-se:</text:p>
      <text:p text:style-name="P66">admin, manager e user. Caso sejam diferentes faça as devidas alterações.</text:p>
      <text:p text:style-name="P66"/>
      <text:p text:style-name="P66">Abrir o AppController.php</text:p>
      <text:p text:style-name="P66"/>
      <text:p text:style-name="P66">Adicionar as linhas seguintes dentro do método initialize()</text:p>
      <text:p text:style-name="P66"/>
      <text:p text:style-name="P66"><text:tab/>$loguser = $this-&gt;request-&gt;session()-&gt;read('Auth.User');<text:tab/></text:p>
      <text:p text:style-name="P66"><text:tab/>$loguser = $loguser['username'];</text:p>
      <text:p text:style-name="P66"><text:tab/>$this-&gt;set('loguser',$loguser);</text:p>
      <text:p text:style-name="P66"/>
      <text:p text:style-name="P66">Criar o arquivo topmenu.ctp contendo:</text:p>
      <text:p text:style-name="P66"><text:soft-page-break/></text:p>
      <text:p text:style-name="P66">&lt;?php</text:p>
      <text:p text:style-name="P66"><text:tab/>$loggedno = 'Não Logado';</text:p>
      <text:p text:style-name="P66"><text:tab/>if(!$loguser) $loguser=$loggedno;</text:p>
      <text:p text:style-name="P66"/>
      <text:p text:style-name="P66"><text:tab/>if($loguser == 'admin'){</text:p>
      <text:p text:style-name="P66"><text:tab/><text:tab/>echo $this-&gt;Html-&gt;link(__('Clientes'), array('plugin'=&gt;null,'controller'=&gt;'Clientes','action'=&gt;'index'));</text:p>
      <text:p text:style-name="P66"><text:tab/><text:tab/>echo '&amp;nbsp;'.$this-&gt;Html-&gt;link(__('Funcionários'), array('plugin'=&gt;null,'controller'=&gt;'Funcionarios','action'=&gt;'index'));</text:p>
      <text:p text:style-name="P66"><text:tab/><text:tab/>echo '&amp;nbsp;'.$this-&gt;Html-&gt;link(__('Grupos'), array('plugin'=&gt;null,'controller'=&gt;'Groups','action'=&gt;'index'));</text:p>
      <text:p text:style-name="P66"><text:tab/><text:tab/>echo '&amp;nbsp;'.$this-&gt;Html-&gt;link(__('Usuários'), array('plugin'=&gt;null,'controller'=&gt;'Users','action'=&gt;'index'));</text:p>
      <text:p text:style-name="P66"><text:tab/><text:tab/>echo '&amp;nbsp;'.$this-&gt;Html-&gt;link(__('Sair'), array('plugin'=&gt;null,'controller'=&gt;'Users','action'=&gt;'logout'));</text:p>
      <text:p text:style-name="P66"><text:tab/>}elseif($loguser == 'manager'){</text:p>
      <text:p text:style-name="P66"><text:tab/><text:tab/>echo $this-&gt;Html-&gt;link(__('Clientes'), array('plugin'=&gt;null,'controller'=&gt;'Clientes','action'=&gt;'index'));</text:p>
      <text:p text:style-name="P66"><text:tab/><text:tab/>echo '&amp;nbsp;'.$this-&gt;Html-&gt;link(__('Funcionários'), array('plugin'=&gt;null,'controller'=&gt;'Funcionarios','action'=&gt;'index'));</text:p>
      <text:p text:style-name="P66"><text:tab/><text:tab/>echo '&amp;nbsp;'.$this-&gt;Html-&gt;link(__('Sair'), array('plugin'=&gt;null,'controller'=&gt;'Users','action'=&gt;'logout'));</text:p>
      <text:p text:style-name="P66"><text:tab/>}elseif($loguser == 'user'){</text:p>
      <text:p text:style-name="P66"><text:tab/><text:tab/>echo $this-&gt;Html-&gt;link(__('Clientes'), array('plugin'=&gt;null,'controller'=&gt;'Clientes','action'=&gt;'index'));</text:p>
      <text:p text:style-name="P66"><text:tab/><text:tab/>echo '&amp;nbsp;'.$this-&gt;Html-&gt;link(__('Sair'), array('plugin'=&gt;null,'controller'=&gt;'Users','action'=&gt;'logout'));</text:p>
      <text:p text:style-name="P66"><text:tab/><text:tab/>/* Modelo</text:p>
      <text:p text:style-name="P66"><text:tab/><text:tab/>echo $this-&gt;Html-&gt;link(__('Sair'), array('plugin'=&gt;null,'controller'=&gt;'Users','action'=&gt;'logout'),['class' =&gt; 'button', 'target' =&gt; '_blank']); */</text:p>
      <text:p text:style-name="P66"><text:tab/>}</text:p>
      <text:p text:style-name="P66"><text:tab/>echo '&amp;nbsp;&amp;nbsp;&amp;nbsp;Logado como: '. $loguser; </text:p>
      <text:p text:style-name="P66"/>
      <text:p text:style-name="P66">Salvar topmenu.ctp em scr/Template/Element</text:p>
      <text:p text:style-name="P66"/>
      <text:p text:style-name="P66">Editar src\Template\Layout\default.ctp</text:p>
      <text:p text:style-name="P66"/>
      <text:p text:style-name="P66">E adicionar a linha seguinte logo após a linha </text:p>
      <text:p text:style-name="P66">&lt;nav class="top-bar expanded" data-topbar role="navigation"&gt;:</text:p>
      <text:p text:style-name="P66"/>
      <text:p text:style-name="P66">&lt;?php echo $this-&gt;element('topmenu');?&gt;</text:p>
      <text:p text:style-name="P66"/>
      <text:p text:style-name="P66">Mudar a linha 10 so src\webroot\css\cake.css para</text:p>
      <text:p text:style-name="P66"><text:tab/>color: #ffffff;</text:p>
      <text:p text:style-name="P66"/>
      <text:p text:style-name="P66"/>
      <text:p text:style-name="P75">Layout</text:p>
      <text:p text:style-name="P67"/>
      <text:p text:style-name="P68">Layouts no CakePHP 3</text:p>
      <text:p text:style-name="P68"/>
      <text:p text:style-name="P68">Os layouts são camadas de software que organizam o espaço nas páginas.</text:p>
      <text:p text:style-name="P68">Definem o que fica no cabeçalho, menus etc.</text:p>
      <text:p text:style-name="P68">O que fica na região de conteúdo.</text:p>
      <text:p text:style-name="P68">Na região de cabeçalho,</text:p>
      <text:p text:style-name="P68">etc.</text:p>
      <text:p text:style-name="P68"/>
      <text:p text:style-name="P68"/>
      <text:p text:style-name="P68">&lt;!DOCTYPE html&gt;</text:p>
      <text:p text:style-name="P68">&lt;html lang="en"&gt;</text:p>
      <text:p text:style-name="P68">&lt;head&gt;</text:p>
      <text:p text:style-name="P68">&lt;title&gt;&lt;?= h($this-&gt;fetch('title')) ?&gt;&lt;/title&gt;</text:p>
      <text:p text:style-name="P68">&lt;link rel="shortcut icon" href="favicon.ico" type="image/x-icon"&gt;</text:p>
      <text:p text:style-name="P68">&lt;!-- Include external files and scripts here (See HTML helper for more info.) --&gt;</text:p>
      <text:p text:style-name="P68">&lt;?php</text:p>
      <text:p text:style-name="P68">echo $this-&gt;fetch('meta');</text:p>
      <text:p text:style-name="P68">echo $this-&gt;fetch('css');</text:p>
      <text:p text:style-name="P68">echo $this-&gt;fetch('script');</text:p>
      <text:p text:style-name="P68">?&gt;</text:p>
      <text:p text:style-name="P68">&lt;/head&gt;</text:p>
      <text:p text:style-name="P68">&lt;body&gt;</text:p>
      <text:p text:style-name="P68"/>
      <text:p text:style-name="P68">&lt;!-- If you'd like some sort of menu to</text:p>
      <text:p text:style-name="P68">show up on all of your views, include it here --&gt;</text:p>
      <text:p text:style-name="P68">&lt;div id="header"&gt;</text:p>
      <text:p text:style-name="P68"><text:s text:c="4"/>&lt;div id="menu"&gt;...&lt;/div&gt;</text:p>
      <text:p text:style-name="P68">&lt;/div&gt;</text:p>
      <text:p text:style-name="P68"/>
      <text:p text:style-name="P68">&lt;!-- Here's where I want my views to be displayed --&gt;</text:p>
      <text:p text:style-name="P68">&lt;?= $this-&gt;fetch('content') ?&gt;</text:p>
      <text:p text:style-name="P68"/>
      <text:p text:style-name="P68">&lt;!-- Add a footer to each displayed page --&gt;</text:p>
      <text:p text:style-name="P68">&lt;div id="footer"&gt;...&lt;/div&gt;</text:p>
      <text:p text:style-name="P68"/>
      <text:p text:style-name="P68">&lt;/body&gt;</text:p>
      <text:p text:style-name="P68">&lt;/html&gt;</text:p>
      <text:p text:style-name="P68"/>
      <text:p text:style-name="P68">Podemos definir vários layouts para nosso aplicativo.</text:p>
      <text:p text:style-name="P68"/>
      <text:p text:style-name="P68">Os layouts devem ficar no diretório</text:p>
      <text:p text:style-name="P68">src/Template/Layout</text:p>
      <text:p text:style-name="P68"/>
      <text:p text:style-name="P68">O CakePHP já vem com um layout default.ctp.</text:p>
      <text:p text:style-name="P68"/>
      <text:p text:style-name="P68">Atribuindo título para o aplicativo e definindo um layout no AppController:</text:p>
      <text:p text:style-name="P68"/>
      <text:p text:style-name="P68"/>
      <text:p text:style-name="P68">class UsersController extends AppController</text:p>
      <text:p text:style-name="P68">{</text:p>
      <text:p text:style-name="P68"><text:soft-page-break/><text:s text:c="4"/>public function view_active()</text:p>
      <text:p text:style-name="P68"><text:s text:c="4"/>{</text:p>
      <text:p text:style-name="P68"><text:s text:c="8"/>$this-&gt;set('title', 'View Active Users');</text:p>
      <text:p text:style-name="P68"><text:s text:c="8"/>$this-&gt;viewBuilder()-&gt;layout('default_small_ad');</text:p>
      <text:p text:style-name="P68"><text:s text:c="3"/>}</text:p>
      <text:p text:style-name="P68"/>
      <text:p text:style-name="P68"><text:s text:c="4"/>public function view_image()</text:p>
      <text:p text:style-name="P68"><text:s text:c="4"/>{</text:p>
      <text:p text:style-name="P68"><text:s text:c="8"/>$this-&gt;viewBuilder()-&gt;layout('image');</text:p>
      <text:p text:style-name="P68"><text:s text:c="4"/>}</text:p>
      <text:p text:style-name="P68">}</text:p>
      <text:p text:style-name="P68"/>
      <text:p text:style-name="P69">View add.ctp</text:p>
      <text:p text:style-name="P69"/>
      <text:p text:style-name="P69">&lt;div class="row"&gt;</text:p>
      <text:p text:style-name="P69"><text:s text:c="4"/>&lt;div class="col-xs-12"&gt;</text:p>
      <text:p text:style-name="P69"><text:s text:c="8"/>&lt;div class="actions"&gt;</text:p>
      <text:p text:style-name="P69"><text:s text:c="12"/>&lt;ul class="side-nav btn-group"&gt;</text:p>
      <text:p text:style-name="P69"><text:s text:c="16"/>&lt;li class="btn btn-info btn-sm"&gt;&lt;?= $this-&gt;Html-&gt;link(__('List Users'), ['action' =&gt; 'index']) ?&gt;&lt;/li&gt;</text:p>
      <text:p text:style-name="P69"><text:s text:c="12"/>&lt;/ul&gt;</text:p>
      <text:p text:style-name="P69"><text:s text:c="8"/>&lt;/div&gt;</text:p>
      <text:p text:style-name="P69"><text:s text:c="4"/>&lt;/div&gt;</text:p>
      <text:p text:style-name="P69">&lt;/div&gt;</text:p>
      <text:p text:style-name="P69">&lt;div class="row"&gt;</text:p>
      <text:p text:style-name="P69"><text:s text:c="4"/>&lt;div class="col-xs-12"&gt;</text:p>
      <text:p text:style-name="P69"><text:s text:c="8"/>&lt;div class="users form"&gt;</text:p>
      <text:p text:style-name="P69"><text:s text:c="12"/>&lt;?= $this-&gt;Form-&gt;create($user, ['role' =&gt; 'form']) ?&gt;</text:p>
      <text:p text:style-name="P69"><text:s text:c="12"/>&lt;div class="box box-primary"&gt;</text:p>
      <text:p text:style-name="P69"><text:s text:c="16"/>&lt;div class="box-header with-border"&gt;</text:p>
      <text:p text:style-name="P69"><text:s text:c="20"/>&lt;h3 class="box-title"&gt;&lt;?= __('Add User') ?&gt;&lt;/h3&gt;</text:p>
      <text:p text:style-name="P69"><text:s text:c="16"/>&lt;/div&gt;</text:p>
      <text:p text:style-name="P69"><text:s text:c="16"/>&lt;div class="box-body"&gt;</text:p>
      <text:p text:style-name="P69"><text:s text:c="20"/>&lt;div class="form-group"&gt;</text:p>
      <text:p text:style-name="P69"><text:s text:c="24"/>&lt;?php</text:p>
      <text:p text:style-name="P69"><text:s text:c="24"/>echo $this-&gt;Form-&gt;input('username', ['class' =&gt; 'form-control', 'placeholder' =&gt; __('Enter ...')]);</text:p>
      <text:p text:style-name="P69"><text:s text:c="24"/>echo $this-&gt;Form-&gt;input('password', ['class' =&gt; 'form-control', 'placeholder' =&gt; __('Enter ...')]);</text:p>
      <text:p text:style-name="P69"><text:s text:c="24"/>echo $this-&gt;Form-&gt;input('email', ['class' =&gt; 'form-control', 'placeholder' =&gt; __('Enter ...')]);</text:p>
      <text:p text:style-name="P69"><text:s text:c="24"/>echo $this-&gt;Form-&gt;input('name', ['class' =&gt; 'form-control', 'placeholder' =&gt; __('Enter ...')]);</text:p>
      <text:p text:style-name="P69"><text:s text:c="24"/>echo $this-&gt;Form-&gt;input('surname', ['class' =&gt; 'form-control', 'placeholder' =&gt; __('Enter ...')]);</text:p>
      <text:p text:style-name="P69"><text:s text:c="24"/>?&gt;</text:p>
      <text:p text:style-name="P69"><text:s text:c="20"/>&lt;/div&gt;</text:p>
      <text:p text:style-name="P69"><text:s text:c="16"/>&lt;/div&gt;</text:p>
      <text:p text:style-name="P69"><text:s text:c="16"/>&lt;div class="box-footer"&gt;</text:p>
      <text:p text:style-name="P69"><text:s text:c="20"/>&lt;?= $this-&gt;Form-&gt;button(__('Submit'), ['class'=&gt;'btn btn-primary']) ?&gt;</text:p>
      <text:p text:style-name="P69"><text:s text:c="20"/>&lt;?= $this-&gt;Html-&gt;link(__('Cancel'), ['controller' =&gt; 'users'], ['class' =&gt; 'btn btn-warning']) ?&gt;</text:p>
      <text:p text:style-name="P69"><text:soft-page-break/><text:s text:c="16"/>&lt;/div&gt;</text:p>
      <text:p text:style-name="P69"><text:s text:c="12"/>&lt;/div&gt;</text:p>
      <text:p text:style-name="P69"><text:s text:c="12"/>&lt;?= $this-&gt;Form-&gt;end() ?&gt;</text:p>
      <text:p text:style-name="P69"><text:s text:c="8"/>&lt;/div&gt;</text:p>
      <text:p text:style-name="P69"><text:s text:c="4"/>&lt;/div&gt;</text:p>
      <text:p text:style-name="P69">&lt;/div&gt;</text:p>
      <text:p text:style-name="P6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3:27:04.752475335</meta:creation-date>
    <dc:date>2017-04-24T13:47:27.179859869</dc:date>
    <meta:editing-duration>PT20M12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5" meta:paragraph-count="834" meta:word-count="3006" meta:character-count="29818" meta:non-whitespace-character-count="24295"/>
  </office:meta>
</office:document-meta>
</file>